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ork folder(indilib setup): /home/radmilo/projects/INDI_KStars-Kit<text:line-break/>###############################################################<text:line-break/>############### Build INDI 3rd party drivers ##################<text:line-break/>###############################################################<text:line-break/>-- The CXX compiler identification is GNU 14.2.0<text:line-break/>-- The C compiler identification is GNU 14.2.0<text:line-break/>-- Detecting CXX compiler ABI info<text:line-break/>-- Detecting CXX compiler ABI info - done<text:line-break/>-- Check for working CXX compiler: /usr/bin/c++ - skipped<text:line-break/>-- Detecting CXX compile features<text:line-break/>-- Detecting CXX compile features - done<text:line-break/>-- Detecting C compiler ABI info<text:line-break/>-- Detecting C compiler ABI info - done<text:line-break/>-- Check for working C compiler: /usr/bin/cc - skipped<text:line-break/>-- Detecting C compile features<text:line-break/>-- Detecting C compile features - done<text:line-break/>-- Performing Test COMPATIBLE_FORTIFY_SOURCE<text:line-break/>-- Performing Test COMPATIBLE_FORTIFY_SOURCE - Success<text:line-break/>-- Performing Test COMPATIBLE_STRINGOP_TRUNCATION<text:line-break/>-- Performing Test COMPATIBLE_STRINGOP_TRUNCATION - Success<text:line-break/>-- Performing Test COMPATIBLE_UNUSED_PARAMETER<text:line-break/>-- Performing Test COMPATIBLE_UNUSED_PARAMETER - Success<text:line-break/>-- Performing Test COMPATIBLE_UNUSED_BUT_SET_VARIABLE<text:line-break/>-- Performing Test COMPATIBLE_UNUSED_BUT_SET_VARIABLE - Success<text:line-break/>-- Found PkgConfig: /usr/bin/pkg-config (found version "1.8.1")<text:line-break/>-- Checking for module 'libavcodec&gt;=57.64.101'<text:line-break/>-- <text:s text:c="2"/>Found libavcodec, version 61.19.101<text:line-break/>-- Checking for module 'libavdevice&gt;=57.1.100'<text:line-break/>-- <text:s text:c="2"/>Found libavdevice, version 61.3.100<text:line-break/>-- Checking for module 'libavformat&gt;=57.56.100'<text:line-break/>-- <text:s text:c="2"/>Found libavformat, version 61.7.100<text:line-break/>-- Checking for module 'libavutil&gt;=55.34.100'<text:line-break/>-- <text:s text:c="2"/>Found libavutil, version 59.39.100<text:line-break/>-- Checking for module 'libswscale&gt;=4.2.100'<text:line-break/>-- <text:s text:c="2"/>Found libswscale, version 8.3.100<text:line-break/>-- Found FFMPEG: /usr/lib/x86_64-linux-gnu/libavcodec.so;/usr/lib/x86_64-linux-gnu/libavdevice.so;/usr/lib/x86_64-linux-gnu/libavformat.so;/usr/lib/x86_64-linux-gnu/libavutil.so;/usr/lib/x86_64-linux-gnu/libswscale.so, /usr/include/x86_64-linux-gnu<text:line-break/>-- Since FFMPEG was found, INDI Webcam Driver can be built<text:line-break/>-- Since an up to date nutclient was not found, INDI NUT Driver will not be built<text:line-break/>-- Found INDI: /usr/lib/x86_64-linux-gnu/libindidriver.so;/usr/lib/x86_64-linux-gnu/libindiAlignmentDriver.so (found version "2.1.9") <text:line-break/>-- Checking for module 'libusb-1.0'<text:line-break/>-- <text:s text:c="2"/>Found libusb-1.0, version 1.0.28<text:line-break/>-- Found Libusb-1.0 via pkg-config: Includes=/usr/include/libusb-1.0 Libraries=usb-1.0<text:line-break/>-- Checking for module 'libusbp-1'<text:line-break/>-- <text:s text:c="2"/>Package 'libusbp-1', required by 'virtual:world', not found<text:line-break/>-- LIBUSBP-1 (libusbp) not found on system via pkg-config. Trying to build from bundled libusbp.<text:line-break/>-- Found bundled libusbp at '/home/radmilo/projects/INDI_KStars-Kit/IndiSources/indi-3rdparty/indi-ticfocuser-ng/libusbp'.<text:line-break/>-- Checking for module 'libudev'<text:line-break/>-- <text:s text:c="2"/>Found libudev, version 257<text:line-break/>-- Successfully configured using bundled libusbp library 'usbp'.<text:line-break/>-- Using LIBUSBP-1 (libusbp) (from system or bundled source).<text:line-break/>-- Found USB1: /usr/lib/x86_64-linux-gnu/libusb-1.0.so (found version "1.0.28") <text:line-break/><text:soft-page-break/>-- Performing Test USB1_HAS_LIBUSB_ERROR_NAME<text:line-break/>-- Performing Test USB1_HAS_LIBUSB_ERROR_NAME - Success<text:line-break/>-- USB1 found, but LIBUSBP-1 already configured. Skipping USB1 to avoid conflicts.<text:line-break/>-- LibBluetooth not found. Bluetooth support will be disabled.<text:line-break/>-- Found bundled pololu-tic-software at '/home/radmilo/projects/INDI_KStars-Kit/IndiSources/indi-3rdparty/indi-ticfocuser-ng/pololu-tic-software'. Attempting to build and link.<text:line-break/>-- Checking for module 'yaml'<text:line-break/>-- <text:s text:c="2"/>Package 'yaml', required by 'virtual:world', not found<text:line-break/>-- System YAML (yaml) not found. Building bundled libyaml.<text:line-break/>-- Performing Test CMAKE_HAVE_LIBC_PTHREAD<text:line-break/>-- Performing Test CMAKE_HAVE_LIBC_PTHREAD - Success<text:line-break/>-- Found Threads: TRUE<text:line-break/>-- Performing Test HAVE_STDATOMIC<text:line-break/>-- Performing Test HAVE_STDATOMIC - Success<text:line-break/>-- Found WrapAtomic: TRUE <text:s/><text:line-break/>-- Found OpenGL: /usr/lib/x86_64-linux-gnu/libOpenGL.so<text:line-break/>-- Found WrapOpenGL: TRUE <text:s/><text:line-break/>-- Could NOT find XKB (missing: <text:s/>XKB_LIBRARY XKB_INCLUDE_DIR) (Required is at least version "0.5.0")<text:line-break/>-- Found WrapVulkanHeaders: /usr/include <text:s/><text:line-break/>-- Qt6 (version 6.8.2) found.<text:line-break/>-- Successfully configured using bundled pololu-tic-software library 'lib'.<text:line-break/>-- Found NOVA: /usr/lib/x86_64-linux-gnu/libnova.so<text:line-break/>-- Found ZLIB: /usr/lib/x86_64-linux-gnu/libz.so (found version "1.3.1")<text:line-break/>-- Found GSL: /usr/include (found version "2.8")<text:line-break/>-- Found GTest: /usr/lib/x86_64-linux-gnu/cmake/GTest/GTestConfig.cmake (found version "1.15.0")<text:line-break/>-- Found GMock: /usr/lib/x86_64-linux-gnu/libgmock.a<text:line-break/>-- Building unit tests<text:line-break/>-- GTEST_BOTH_LIBRARIES GTest::gtest;GTest::gtest_main<text:line-break/>-- GTEST_MAIN_LIBRARIES GTest::gtest_main<text:line-break/>-- GTEST_LIBRARIES GTest::gtest<text:line-break/>-- GTEST_INCLUDE_DIRS <text:line-break/>-- GMOCK_LIBRARIES /usr/lib/x86_64-linux-gnu/libgmock.a<text:line-break/>-- GMOCK_INCLUDE_DIRS /usr/include<text:line-break/>-- Found INDI: /usr/lib/x86_64-linux-gnu/libindidriver.so;/usr/lib/x86_64-linux-gnu/libindilx200.so (found version "2.1.9") <text:line-break/>-- Found libnova: /usr/lib/x86_64-linux-gnu/libnova.so<text:line-break/>-- Found INDI: /usr/lib/x86_64-linux-gnu/libindidriver.so;/usr/lib/x86_64-linux-gnu/libindiAlignmentDriver.so (found version "2.1.9") <text:line-break/>-- Found CURL: /usr/lib/x86_64-linux-gnu/libcurl.so (found version "8.14.1")<text:line-break/>-- Found libnova: /usr/lib/x86_64-linux-gnu/libnova.so<text:line-break/>-- Found libnova: /usr/lib/x86_64-linux-gnu/libnova.so<text:line-break/>-- Found CFITSIO 4.6.2: /usr/lib/x86_64-linux-gnu/libcfitsio.so<text:line-break/>-- Using indi bundled hid library<text:line-break/>-- Found libnova: /usr/lib/x86_64-linux-gnu/libnova.so<text:line-break/>-- Found libnova: /usr/lib/x86_64-linux-gnu/libnova.so<text:line-break/>-- Found libnova: /usr/lib/x86_64-linux-gnu/libnova.so<text:line-break/>-- Found libnova: /usr/lib/x86_64-linux-gnu/libnova.so<text:line-break/>-- Found CFITSIO: /usr/lib/x86_64-linux-gnu/libcfitsio.so<text:line-break/>-- Found GPHOTO2: /usr/lib/x86_64-linux-gnu/libgphoto2.so <text:s/><text:line-break/>-- Found JPEG: /usr/lib/x86_64-linux-gnu/libjpeg.so <text:s/><text:line-break/>-- Checking for module 'libraw'<text:line-break/>-- <text:s text:c="2"/>Found libraw, version 0.21.4<text:line-break/>-- Checking for module 'libraw_r'<text:line-break/>-- <text:s text:c="2"/>Found libraw_r, version 0.21.4<text:line-break/>-- Found LibRaw: /usr/lib/x86_64-linux-gnu/libraw.so (found version "0.21.4") <text:line-break/>-- Performing Test HAVE_LIBRAW_CAMERA_TEMPERATURE<text:line-break/><text:soft-page-break/>-- Performing Test HAVE_LIBRAW_CAMERA_TEMPERATURE - Failed<text:line-break/>-- Performing Test HAVE_LIBRAW_SENSOR_TEMPERATURE<text:line-break/>-- Performing Test HAVE_LIBRAW_SENSOR_TEMPERATURE - Failed<text:line-break/>-- Performing Test HAVE_LIBRAW_CAMERA_TEMPERATURE2<text:line-break/>-- Performing Test HAVE_LIBRAW_CAMERA_TEMPERATURE2 - Success<text:line-break/>-- Found CameraTemperature in libraw_metadata_common_t 'libraw/libraw_types.h'<text:line-break/>-- Performing Test HAVE_LIBRAW_SENSOR_TEMPERATURE2<text:line-break/>-- Performing Test HAVE_LIBRAW_SENSOR_TEMPERATURE2 - Success<text:line-break/>-- Found SensorTemperature in libraw_metadata_common_t 'libraw/libraw_types.h'<text:line-break/>-- Found FTDI1: /usr/lib/x86_64-linux-gnu/libftdi1.so<text:line-break/>-- Found CFITSIO: /usr/lib/x86_64-linux-gnu/libcfitsio.so<text:line-break/>-- Found DC1394: /usr/lib/x86_64-linux-gnu/libdc1394.so<text:line-break/>-- Found CFITSIO: /usr/lib/x86_64-linux-gnu/libcfitsio.so<text:line-break/>-- Found libnova: /usr/lib/x86_64-linux-gnu/libnova.so<text:line-break/>-- Found GPSD: /usr/lib/x86_64-linux-gnu/libgps.so <text:s/><text:line-break/>-- Found libgps: /usr/lib/x86_64-linux-gnu/libgps.so<text:line-break/>-- Found libnova: /usr/lib/x86_64-linux-gnu/libnova.so<text:line-break/>-- Found libnova: /usr/lib/x86_64-linux-gnu/libnova.so<text:line-break/>-- Found CFITSIO: /usr/lib/x86_64-linux-gnu/libcfitsio.so<text:line-break/>-- Found libftdi1: /usr/lib/x86_64-linux-gnu/libftdi1.so<text:line-break/>-- Found LIMESUITE: /usr/lib/x86_64-linux-gnu/libLimeSuite.so<text:line-break/>-- Found CFITSIO: /usr/lib/x86_64-linux-gnu/libcfitsio.so<text:line-break/>-- Found LIMESUITE: /usr/lib/x86_64-linux-gnu/libLimeSuite.so<text:line-break/>-- Found CFITSIO: /usr/lib/x86_64-linux-gnu/libcfitsio.so<text:line-break/>-- Using indi bundled json library<text:line-break/>-- Found CFITSIO: /usr/lib/x86_64-linux-gnu/libcfitsio.so<text:line-break/>-- Found libftdi1: /usr/lib/x86_64-linux-gnu/libftdi1.so<text:line-break/>-- Found INDI: /usr/lib/x86_64-linux-gnu/libindidriver.so;/usr/lib/x86_64-linux-gnu/libindilx200.so (found version "2.1.9") <text:line-break/>-- Found libnova: /usr/lib/x86_64-linux-gnu/libnova.so<text:line-break/>-- Found INDI: /usr/lib/x86_64-linux-gnu/libindidriver.so;/usr/lib/x86_64-linux-gnu/libindiAlignmentDriver.so (found version "2.1.9") <text:line-break/>-- Found ZMQ /usr/lib/x86_64-linux-gnu/libzmq.so<text:line-break/>-- Using indi bundled json library<text:line-break/>-- Found libnova: /usr/lib/x86_64-linux-gnu/libnova.so<text:line-break/>-- Found CFITSIO: /usr/lib/x86_64-linux-gnu/libcfitsio.so<text:line-break/>-- Found libnova: /usr/lib/x86_64-linux-gnu/libnova.so<text:line-break/>-- ####################################################################################################################################<text:line-break/><text:span text:style-name="T1">-- Not all libraries found, you must build and install all libraries first:<text:line-break/>-- libqsi was not found and will now be built. Please install libqsi first before running cmake again to install indi-qsi.<text:line-break/>-- libqhy was not found and will now be built. Please install libqhy first before running cmake again to install indi-qhy.<text:line-break/>-- libsbigudrv was not found and will now be built. Please install libsbigudrv first before running cmake again to install indi-sbig.<text:line-break/>-- libatik was not found and will now be built. Please install libatik first before running cmake again to install indi-atik.<text:line-break/>-- libtoupcam was not found and will now be built. Please install libtoupcam first before running cmake again to install indi-toupcam.<text:line-break/>-- libaltaircam was not found and will now be built. Please install libaltaircam first before running cmake again to install indi-altaircam.<text:line-break/>-- libbressercam was not found and will now be built. Please install libbressercam first before running cmake again to install indi-bressercam.<text:line-break/>-- libmallincam was not found and will now be built. Please install libmallincam first before running cmake again to install indi-mallincam.<text:line-break/>-- libmeadecam was not found and will now be built. Please install libmeadecam first before running cmake again to install indi-meadecam.<text:line-break/></text:span><text:soft-page-break/><text:span text:style-name="T1">-- libnncam was not found and will now be built. Please install libnncam first before running cmake again to install indi-nncam.<text:line-break/>-- libogmacam was not found and will now be built. Please install libogmacam first before running cmake again to install indi-ogmacam.<text:line-break/>-- libomegonprocam was not found and will now be built. Please install libomegonprocam first before running cmake again to install indi-omegonprocam.<text:line-break/>-- libstarshootg was not found and will now be built. Please install libstarshootg first before running cmake again to install indi-starshootg.<text:line-break/>-- libtscam was not found and will now be built. Please install libtscam first before running cmake again to install indi-tscam.<text:line-break/>-- libsvbonycam was not found and will now be built. Please install libsvbonycam first before running cmake again to install indi-svbonycam.<text:line-break/>-- libinovasdk was not found and will now be built. Please install libinovasdk first before running cmake again to install indi-inovaplx.<text:line-break/>-- libfli was not found and will now be built. Please install libfli first before running cmake again to install indi-fli.<text:line-break/>-- libapogee was not found and will now be built. Please install libapogee first before running cmake again to install indi-apogee.<text:line-break/>-- libfishcamp was not found and will now be built. Please install libfishcamp first before running cmake again to install indi-fishcamp.<text:line-break/>-- liblimesuite was not found. Please install liblimesuite first before running cmake again to install indi-limesdr.<text:line-break/>-- libpktriggercord and/or libricohcamerasdk were not found and will now be built. Please install these libraries first before running cmake again to install indi-pentax.<text:line-break/>-- libsvbony was not found and will now be built. Please install this libsvbony first before running cmake again to install indi-svbony.<text:line-break/>-- libplayerone was not found and will now be built. Please install this libplayerone first before running cmake again to install indi-playerone.<text:line-break/>-- libastroasis was not found and will now be built. Please install libastroasis first before running cmake again to install indi-astroasis.<text:line-break/>--</text:span> ####################################################################################################################################<text:line-break/>-- Configuring done (2.6s)<text:line-break/>-- Generating done (0.2s)<text:line-break/>-- Build files have been written to: /home/radmilo/projects/INDI_KStars-Kit/IndiSources/build/indi-3rdparty<text:line-break/>[ <text:s/>2%] Building C object indi-ticfocuser-ng/libusbp_build_dir/src/CMakeFiles/usbp-1.dir/async_in_pipe.c.o<text:line-break/>[ <text:s/>2%] Building C object indi-eqmod/CMakeFiles/indi_staradventurergti_telescope.dir/align/htm.c.o<text:line-break/>[ <text:s/>2%] Building C object indi-eqmod/CMakeFiles/indi_staradventurer2i_telescope.dir/align/htm.c.o<text:line-break/>[ <text:s/>2%] Building C object indi-eqmod/CMakeFiles/indi_eqmod_telescope.dir/align/htm.c.o<text:line-break/>[ <text:s/>2%] Building CXX object indi-eqmod/test/CMakeFiles/test_eqmod.dir/test_eqmod.cpp.o<text:line-break/>[ <text:s/>2%] Building CXX object indi-ticfocuser-ng/pololu_tic_software_build_dir/bootloader/CMakeFiles/bootloader.dir/bootloader.cpp.o<text:line-break/>[ <text:s/>2%] Building CXX object indi-aok/CMakeFiles/indi_lx200aok.dir/lx200aok.cpp.o<text:line-break/>[ <text:s/>2%] Building C object indi-eqmod/CMakeFiles/indi_azgti_telescope.dir/align/htm.c.o<text:line-break/>[ <text:s/>2%] Building C object indi-ticfocuser-ng/libusbp_build_dir/src/CMakeFiles/usbp-1.dir/error.c.o<text:line-break/>[ <text:s/>2%] Building C object indi-eqmod/CMakeFiles/indi_eqmod_telescope.dir/align/chull/chull.c.o<text:line-break/>[ <text:s/>2%] Building C object <text:soft-page-break/>indi-eqmod/CMakeFiles/indi_staradventurergti_telescope.dir/align/chull/chull.c.o<text:line-break/>[ <text:s/>3%] Building C object indi-eqmod/CMakeFiles/indi_staradventurer2i_telescope.dir/align/chull/chull.c.o<text:line-break/>[ <text:s/>4%] Building C object indi-eqmod/CMakeFiles/indi_azgti_telescope.dir/align/chull/chull.c.o<text:line-break/>[ <text:s/>4%] Building C object indi-ticfocuser-ng/libusbp_build_dir/src/CMakeFiles/usbp-1.dir/error_hresult.c.o<text:line-break/>[ <text:s/>4%] Building CXX object indi-eqmod/CMakeFiles/indi_staradventurer2i_telescope.dir/staradventurer2i.cpp.o<text:line-break/>[ <text:s/>4%] Building CXX object indi-eqmod/CMakeFiles/indi_staradventurergti_telescope.dir/staradventurergti.cpp.o<text:line-break/>[ <text:s/>4%] Building CXX object indi-eqmod/CMakeFiles/indi_eqmod_telescope.dir/eqmod.cpp.o<text:line-break/>[ <text:s/>4%] Building CXX object indi-eqmod/CMakeFiles/indi_azgti_telescope.dir/azgti.cpp.o<text:line-break/>[ <text:s/>4%] Building C object indi-ticfocuser-ng/libusbp_build_dir/src/CMakeFiles/usbp-1.dir/find_device.c.o<text:line-break/>[ <text:s/>4%] Building C object indi-ticfocuser-ng/libusbp_build_dir/src/CMakeFiles/usbp-1.dir/list.c.o<text:line-break/>[ <text:s/>5%] Building C object indi-ticfocuser-ng/libusbp_build_dir/src/CMakeFiles/usbp-1.dir/pipe_id.c.o<text:line-break/>[ <text:s/>5%] Building C object indi-ticfocuser-ng/libusbp_build_dir/src/CMakeFiles/usbp-1.dir/string.c.o<text:line-break/>[ <text:s/>5%] Building C object indi-ticfocuser-ng/libusbp_build_dir/src/CMakeFiles/usbp-1.dir/linux/list_linux.c.o<text:line-break/>[ <text:s/>5%] Building C object indi-ticfocuser-ng/libusbp_build_dir/src/CMakeFiles/usbp-1.dir/linux/device_linux.c.o<text:line-break/>[ <text:s/>5%] Building C object indi-ticfocuser-ng/libusbp_build_dir/src/CMakeFiles/usbp-1.dir/linux/generic_interface_linux.c.o<text:line-break/>[ <text:s/>5%] Building C object indi-ticfocuser-ng/libusbp_build_dir/src/CMakeFiles/usbp-1.dir/linux/generic_handle_linux.c.o<text:line-break/>[ <text:s/>6%] Building C object indi-ticfocuser-ng/libusbp_build_dir/src/CMakeFiles/usbp-1.dir/linux/error_linux.c.o<text:line-break/>[ <text:s/>7%] Building CXX object indi-ticfocuser-ng/pololu_tic_software_build_dir/bootloader/CMakeFiles/bootloader.dir/bootloader_data.cpp.o<text:line-break/>[ <text:s/>7%] Building C object indi-ticfocuser-ng/libusbp_build_dir/src/CMakeFiles/usbp-1.dir/linux/udev_linux.c.o<text:line-break/>[ <text:s/>7%] Building C object indi-ticfocuser-ng/libusbp_build_dir/src/CMakeFiles/usbp-1.dir/linux/usbfd_linux.c.o<text:line-break/>[ <text:s/>7%] Building C object indi-ticfocuser-ng/libusbp_build_dir/src/CMakeFiles/usbp-1.dir/linux/async_in_transfer_linux.c.o<text:line-break/>[ <text:s/>7%] Building C object indi-ticfocuser-ng/libusbp_build_dir/src/CMakeFiles/usbp-1.dir/linux/serial_port_linux.c.o<text:line-break/>[ <text:s/>8%] Linking C static library libusbp-1.a<text:line-break/>[ <text:s/>8%] Built target usbp-1<text:line-break/>[ <text:s/>8%] Building CXX object indi-starbook/CMakeFiles/indi_starbook_telescope.dir/indi_starbook.cpp.o<text:line-break/>[ <text:s/>8%] Linking CXX executable indi_lx200aok<text:line-break/>[ <text:s/>8%] Building CXX object indi-ticfocuser-ng/pololu_tic_software_build_dir/bootloader/CMakeFiles/bootloader.dir/firmware_archive.cpp.o<text:line-break/><text:soft-page-break/>[ <text:s/>9%] Building CXX object indi-eqmod/CMakeFiles/indi_eqmod_telescope.dir/eqmodbase.cpp.o<text:line-break/>[ <text:s/>9%] Building CXX object indi-eqmod/CMakeFiles/indi_azgti_telescope.dir/azgtibase.cpp.o<text:line-break/>[ 10%] Building CXX object indi-eqmod/CMakeFiles/indi_staradventurergti_telescope.dir/staradventurergtibase.cpp.o<text:line-break/>[ 10%] Building CXX object indi-eqmod/CMakeFiles/indi_staradventurer2i_telescope.dir/staradventurer2ibase.cpp.o<text:line-break/>[ 10%] Built target indi_lx200aok<text:line-break/>[ 11%] Building CXX object indi-starbook-ten/CMakeFiles/indi_starbook_ten.dir/connectionhttp.cpp.o<text:line-break/>[ 11%] Building CXX object indi-ticfocuser-ng/pololu_tic_software_build_dir/bootloader/CMakeFiles/bootloader.dir/libtinyxml2/tinyxml2.cpp.o<text:line-break/>[ 11%] Building CXX object indi-eqmod/CMakeFiles/indi_staradventurergti_telescope.dir/eqmodbase.cpp.o<text:line-break/>[ 11%] Building CXX object indi-eqmod/CMakeFiles/indi_azgti_telescope.dir/eqmodbase.cpp.o<text:line-break/>[ 11%] Building CXX object indi-eqmod/CMakeFiles/indi_staradventurer2i_telescope.dir/eqmodbase.cpp.o<text:line-break/>[ 11%] Linking CXX static library libbootloader.a<text:line-break/>[ 11%] Built target bootloader<text:line-break/>[ 11%] Building CXX object indi-sx/CMakeFiles/indi_sx_ccd.dir/sxccd.cpp.o<text:line-break/>[ 11%] Building C object indi-eqmod/test/CMakeFiles/test_eqmod.dir/__/align/htm.c.o<text:line-break/>[ 11%] Building C object indi-eqmod/test/CMakeFiles/test_eqmod.dir/__/align/chull/chull.c.o<text:line-break/>[ 11%] Building CXX object indi-starbook/CMakeFiles/indi_starbook_telescope.dir/starbook_types.cpp.o<text:line-break/>[ 11%] Building CXX object indi-eqmod/test/CMakeFiles/test_eqmod.dir/__/eqmod.cpp.o<text:line-break/>[ 11%] Building CXX object indi-eqmod/CMakeFiles/indi_eqmod_telescope.dir/eqmoderror.cpp.o<text:line-break/>[ 11%] Building CXX object indi-eqmod/test/CMakeFiles/test_eqmod.dir/__/eqmodbase.cpp.o<text:line-break/>[ 11%] Building CXX object indi-sx/CMakeFiles/indi_sx_ccd.dir/sxccdusb.cpp.o<text:line-break/>[ 11%] Linking CXX executable indi_sx_ccd<text:line-break/>[ 11%] Building CXX object indi-eqmod/CMakeFiles/indi_staradventurergti_telescope.dir/eqmoderror.cpp.o<text:line-break/>[ 11%] Building CXX object indi-eqmod/CMakeFiles/indi_eqmod_telescope.dir/skywatcher.cpp.o<text:line-break/>[ 11%] Building CXX object indi-eqmod/CMakeFiles/indi_azgti_telescope.dir/eqmoderror.cpp.o<text:line-break/>[ 11%] Building CXX object indi-eqmod/CMakeFiles/indi_staradventurer2i_telescope.dir/eqmoderror.cpp.o<text:line-break/>[ 11%] Built target indi_sx_ccd<text:line-break/>[ 11%] Building CXX object indi-eqmod/CMakeFiles/indi_staradventurer2i_telescope.dir/skywatcher.cpp.o<text:line-break/>[ 11%] Building CXX object indi-eqmod/CMakeFiles/indi_staradventurergti_telescope.dir/skywatcher.cpp.o<text:line-break/>[ 12%] Building CXX object indi-eqmod/CMakeFiles/indi_azgti_telescope.dir/skywatcher.cpp.o<text:line-break/>[ 12%] Building CXX object indi-eqmod/CMakeFiles/indi_azgti_telescope.dir/simulator/simulator.cpp.o<text:line-break/>[ 12%] Building CXX object indi-eqmod/CMakeFiles/indi_eqmod_telescope.dir/simulator/simulator.cpp.o<text:line-break/>[ 12%] Building CXX object indi-eqmod/test/CMakeFiles/test_eqmod.dir/__/eqmoderror.cpp.o<text:line-break/>[ 13%] Building CXX object <text:soft-page-break/>indi-eqmod/CMakeFiles/indi_staradventurer2i_telescope.dir/simulator/simulator.cpp.o<text:line-break/>[ 13%] Building CXX object indi-starbook/CMakeFiles/indi_starbook_telescope.dir/connectioncurl.cpp.o<text:line-break/>[ 13%] Building CXX object indi-eqmod/CMakeFiles/indi_eqmod_telescope.dir/simulator/skywatcher-simulator.cpp.o<text:line-break/>[ 13%] Building CXX object indi-eqmod/CMakeFiles/indi_eqmod_telescope.dir/align/align.cpp.o<text:line-break/>[ 13%] Building CXX object indi-eqmod/CMakeFiles/indi_staradventurergti_telescope.dir/simulator/simulator.cpp.o<text:line-break/>[ 14%] Building CXX object indi-eqmod/CMakeFiles/indi_staradventurergti_telescope.dir/simulator/skywatcher-simulator.cpp.o<text:line-break/>[ 14%] Building CXX object indi-eqmod/CMakeFiles/indi_azgti_telescope.dir/simulator/skywatcher-simulator.cpp.o<text:line-break/>[ 14%] Building CXX object indi-eqmod/CMakeFiles/indi_azgti_telescope.dir/align/align.cpp.o<text:line-break/>[ 15%] Building CXX object indi-eqmod/CMakeFiles/indi_eqmod_telescope.dir/align/pointset.cpp.o<text:line-break/>[ 16%] Building CXX object indi-eqmod/test/CMakeFiles/test_eqmod.dir/__/skywatcher.cpp.o<text:line-break/>[ 16%] Building CXX object indi-eqmod/CMakeFiles/indi_staradventurer2i_telescope.dir/simulator/skywatcher-simulator.cpp.o<text:line-break/>[ 16%] Building CXX object indi-eqmod/CMakeFiles/indi_staradventurer2i_telescope.dir/align/align.cpp.o<text:line-break/>[ 16%] Building CXX object indi-starbook/CMakeFiles/indi_starbook_telescope.dir/command_interface.cpp.o<text:line-break/>[ 16%] Building CXX object indi-eqmod/CMakeFiles/indi_staradventurergti_telescope.dir/align/align.cpp.o<text:line-break/>[ 16%] Building CXX object indi-eqmod/CMakeFiles/indi_staradventurergti_telescope.dir/align/pointset.cpp.o<text:line-break/>[ 16%] Building CXX object indi-eqmod/CMakeFiles/indi_azgti_telescope.dir/align/pointset.cpp.o<text:line-break/>[ 16%] Building CXX object indi-eqmod/CMakeFiles/indi_eqmod_telescope.dir/align/triangulate.cpp.o<text:line-break/>[ 16%] Building CXX object indi-eqmod/test/CMakeFiles/test_eqmod.dir/__/simulator/simulator.cpp.o<text:line-break/>[ 16%] Building CXX object indi-eqmod/CMakeFiles/indi_staradventurer2i_telescope.dir/align/pointset.cpp.o<text:line-break/>[ 16%] Building CXX object indi-starbook-ten/CMakeFiles/indi_starbook_ten.dir/indi_starbook_ten.cpp.o<text:line-break/>[ 16%] Building CXX object indi-eqmod/CMakeFiles/indi_staradventurer2i_telescope.dir/align/triangulate.cpp.o<text:line-break/>[ 16%] Building CXX object indi-eqmod/CMakeFiles/indi_eqmod_telescope.dir/align/triangulate_chull.cpp.o<text:line-break/>[ 16%] Building CXX object indi-eqmod/CMakeFiles/indi_staradventurergti_telescope.dir/align/triangulate.cpp.o<text:line-break/>[ 16%] Building CXX object indi-eqmod/test/CMakeFiles/test_eqmod.dir/__/simulator/skywatcher-simulator.cpp.o<text:line-break/>[ 16%] Building CXX object indi-eqmod/test/CMakeFiles/test_eqmod.dir/__/align/align.cpp.o<text:line-break/>[ 16%] Building CXX object indi-eqmod/CMakeFiles/indi_azgti_telescope.dir/align/triangulate.cpp.o<text:line-break/>[ 17%] Building CXX object indi-eqmod/CMakeFiles/indi_staradventurer2i_telescope.dir/align/triangulate_chull.cpp.o<text:line-break/>[ 18%] Building CXX object indi-eqmod/CMakeFiles/indi_azgti_telescope.dir/align/triangulate_chull.cpp.o<text:line-break/><text:soft-page-break/>[ 18%] Building CXX object indi-eqmod/CMakeFiles/indi_staradventurergti_telescope.dir/align/triangulate_chull.cpp.o<text:line-break/>[ 18%] Building CXX object indi-eqmod/CMakeFiles/indi_eqmod_telescope.dir/scope-limits/scope-limits.cpp.o<text:line-break/>[ 18%] Building CXX object indi-eqmod/CMakeFiles/indi_azgti_telescope.dir/scope-limits/scope-limits.cpp.o<text:line-break/>[ 18%] Building CXX object indi-eqmod/test/CMakeFiles/test_eqmod.dir/__/align/pointset.cpp.o<text:line-break/>[ 18%] Linking CXX executable indi_starbook_telescope<text:line-break/>[ 18%] Building CXX object indi-eqmod/CMakeFiles/indi_staradventurer2i_telescope.dir/scope-limits/scope-limits.cpp.o<text:line-break/>[ 18%] Building CXX object indi-starbook-ten/CMakeFiles/indi_starbook_ten.dir/starbook_ten.cpp.o<text:line-break/>[ 18%] Built target indi_starbook_telescope<text:line-break/>[ 18%] Building CXX object indi-sx/CMakeFiles/indi_sx_wheel.dir/sxwheel.cpp.o<text:line-break/>[ 18%] Building CXX object indi-eqmod/CMakeFiles/indi_staradventurergti_telescope.dir/scope-limits/scope-limits.cpp.o<text:line-break/>[ 18%] Linking CXX executable indi_eqmod_telescope<text:line-break/>[ 18%] Linking CXX executable indi_azgti_telescope<text:line-break/>[ 18%] Built target indi_eqmod_telescope<text:line-break/>[ 18%] Building CXX object indi-sx/CMakeFiles/indi_sx_ao.dir/sxao.cpp.o<text:line-break/>[ 19%] Building CXX object indi-eqmod/test/CMakeFiles/test_eqmod.dir/__/align/triangulate.cpp.o<text:line-break/>[ 19%] Built target indi_azgti_telescope<text:line-break/>[ 19%] Building CXX object indi-sx/CMakeFiles/sx_ccd_test.dir/sxccdtest.cpp.o<text:line-break/>[ 19%] Linking CXX executable indi_sx_wheel<text:line-break/>[ 19%] Linking CXX executable indi_staradventurer2i_telescope<text:line-break/>[ 19%] Built target indi_sx_wheel<text:line-break/>[ 19%] Building CXX object indi-maxdomeii/CMakeFiles/indi_maxdomeii.dir/maxdomeiidriver.cpp.o<text:line-break/>[ 19%] Building CXX object indi-sx/CMakeFiles/sx_ccd_test.dir/sxccdusb.cpp.o<text:line-break/>[ 19%] Built target indi_staradventurer2i_telescope<text:line-break/>[ 19%] Building CXX object indi-nexdome/CMakeFiles/indi_nexdome.dir/nex_dome.cpp.o<text:line-break/>[ 20%] Linking CXX executable indi_staradventurergti_telescope<text:line-break/>[ 20%] Linking CXX executable sx_ccd_test<text:line-break/>[ 21%] Linking CXX executable indi_sx_ao<text:line-break/>[ 21%] Building CXX object indi-eqmod/test/CMakeFiles/test_eqmod.dir/__/align/triangulate_chull.cpp.o<text:line-break/>[ 21%] Built target indi_staradventurergti_telescope<text:line-break/>[ 21%] Built target sx_ccd_test<text:line-break/>[ 22%] Building CXX object indi-talon6/CMakeFiles/indi_talon6.dir/talon6.cpp.o<text:line-break/>[ 22%] Building CXX object indi-rolloffino/CMakeFiles/indi_rolloffino.dir/rolloffino.cpp.o<text:line-break/>[ 22%] Built target indi_sx_ao<text:line-break/>[ 23%] Building CXX object indi-shelyak/CMakeFiles/indi_shelyakeshel_spectrograph.dir/indi_shelyakeshel_spectrograph.cpp.o<text:line-break/>[ 23%] Building CXX object indi-maxdomeii/CMakeFiles/indi_maxdomeii.dir/maxdomeii.cpp.o<text:line-break/>[ 23%] Building CXX object indi-eqmod/test/CMakeFiles/test_eqmod.dir/__/scope-limits/scope-limits.cpp.o<text:line-break/>[ 23%] Linking CXX executable indi_talon6<text:line-break/>[ 23%] Built target indi_talon6<text:line-break/>[ 23%] Linking CXX executable indi_shelyakeshel_spectrograph<text:line-break/>[ 23%] Building CXX object indi-shelyak/CMakeFiles/indi_shelyakspox_spectrograph.dir/indi_shelyakspox_spectrog<text:soft-page-break/>raph.cpp.o<text:line-break/>[ 23%] Linking CXX executable indi_maxdomeii<text:line-break/>[ 23%] Built target indi_shelyakeshel_spectrograph<text:line-break/>[ 23%] Building CXX object indi-aagcloudwatcher-ng/CMakeFiles/indi_aagcloudwatcher_ng.dir/indi_aagcloudwatcher_ng.cpp.o<text:line-break/>[ 23%] Built target indi_maxdomeii<text:line-break/>[ 23%] Building CXX object indi-aagcloudwatcher-ng/CMakeFiles/aagcloudwatcher_test_ng.dir/main.cpp.o<text:line-break/>[ 23%] Linking CXX executable test_eqmod<text:line-break/>[ 23%] Linking CXX executable indi_shelyakspox_spectrograph<text:line-break/>[ 23%] Built target test_eqmod<text:line-break/>[ 24%] Building CXX object indi-celestronaux/CMakeFiles/indi_celestron_aux.dir/auxproto.cpp.o<text:line-break/>[ 24%] Building CXX object indi-aagcloudwatcher-ng/CMakeFiles/aagcloudwatcher_test_ng.dir/CloudWatcherController_ng.cpp.o<text:line-break/>[ 24%] Building CXX object indi-aagcloudwatcher-ng/CMakeFiles/indi_aagcloudwatcher_ng.dir/CloudWatcherController_ng.cpp.o<text:line-break/>[ 24%] Built target indi_shelyakspox_spectrograph<text:line-break/>[ 24%] Building CXX object indi-gphoto/CMakeFiles/indi_gphoto_ccd.dir/gphoto_ccd.cpp.o<text:line-break/>[ 24%] Building CXX object indi-gphoto/CMakeFiles/indi_gphoto_ccd.dir/gphoto_driver.cpp.o<text:line-break/>[ 25%] Linking CXX executable indi_rolloffino<text:line-break/>[ 25%] Linking CXX executable indi_nexdome<text:line-break/>[ 25%] Building CXX object indi-celestronaux/CMakeFiles/indi_celestron_aux.dir/celestronaux.cpp.o<text:line-break/>[ 25%] Built target indi_rolloffino<text:line-break/>[ 25%] Building CXX object indi-gphoto/CMakeFiles/gphoto_camera_test.dir/gphoto_camera_test.cpp.o<text:line-break/>[ 25%] Building CXX object indi-gphoto/CMakeFiles/gphoto_camera_test.dir/gphoto_driver.cpp.o<text:line-break/>[ 25%] Built target indi_nexdome<text:line-break/>[ 26%] Building CXX object indi-gphoto/CMakeFiles/gphoto_camera_test.dir/dsusbdriver.cpp.o<text:line-break/>[ 26%] Building CXX object indi-gphoto/CMakeFiles/indi_gphoto_ccd.dir/gphoto_readimage.cpp.o<text:line-break/>[ 27%] Building CXX object indi-aagcloudwatcher-ng/CMakeFiles/indi_aagcloudwatcher_ng.dir/HeaterPID.cpp.o<text:line-break/>[ 27%] Building CXX object indi-aagcloudwatcher-ng/CMakeFiles/aagcloudwatcher_test_ng.dir/HeaterPID.cpp.o<text:line-break/>[ 27%] Building CXX object indi-gphoto/CMakeFiles/indi_gphoto_ccd.dir/dsusbdriver.cpp.o<text:line-break/>[ 27%] Linking CXX executable gphoto_camera_test<text:line-break/>[ 28%] Building CXX object libqsi/CMakeFiles/qsiapi.dir/CameraID.cpp.o<text:line-break/>[ 28%] Building CXX object libqsi/CMakeFiles/qsiapi.dir/CCDCamera.cpp.o<text:line-break/>[ 28%] Linking CXX executable indi_starbook_ten<text:line-break/>[ 28%] Built target gphoto_camera_test<text:line-break/>[ 28%] Building CXX object libqsi/CMakeFiles/qsiapitest.dir/CCDCamera.cpp.o<text:line-break/>[ 28%] Building C object libqsi/CMakeFiles/qsiapi.dir/ConvertUTF.c.o<text:line-break/>[ 28%] Building CXX object libqsi/CMakeFiles/qsiapi.dir/Filter.cpp.o<text:line-break/>[ 28%] Building CXX object indi-celestronaux/CMakeFiles/indi_celestron_aux.dir/adaptive_tuner.cpp.o<text:line-break/>[ 28%] Built target indi_starbook_ten<text:line-break/>[ 29%] Building CXX object libqsi/CMakeFiles/qsiapidemo.dir/CCDCamera.cpp.o<text:line-break/>[ 29%] Building CXX object libqsi/CMakeFiles/qsiapi.dir/FilterWheel.cpp.o<text:line-break/>[ 30%] Linking CXX executable indi_gphoto_ccd<text:line-break/><text:soft-page-break/>[ 30%] Linking CXX executable indi_aagcloudwatcher_ng<text:line-break/>[ 30%] Linking CXX executable aagcloudwatcher_test_ng<text:line-break/>[ 30%] Built target indi_gphoto_ccd<text:line-break/>[ 30%] Linking CXX executable indi_celestron_aux<text:line-break/>[ 30%] Generating libsbig.so.4.9.9<text:line-break/>[ 30%] Generating libsbig.so.4<text:line-break/>[ 31%] Generating libsbig.so<text:line-break/>[ 31%] Built target imported_sbig<text:line-break/>[ 31%] Generating libatikcameras.so.2.2.22<text:line-break/>[ 31%] Built target indi_aagcloudwatcher_ng<text:line-break/>[ 31%] Built target aagcloudwatcher_test_ng<text:line-break/>[ 31%] Generating libatikcameras.so.2<text:line-break/>[ 31%] Generating libflycapture.so.2.13.3.31<text:line-break/>[ 32%] Generating libtoupcam.so.59.30594<text:line-break/>[ 32%] Generating libatikcameras.so<text:line-break/>[ 32%] Generating libflycapture.so.2<text:line-break/>[ 32%] Built target imported_atikcameras<text:line-break/>[ 32%] Generating libaltaircam.so.59.30594<text:line-break/>[ 32%] Generating libflycapture.so<text:line-break/>[ 32%] Built target imported_flycapture<text:line-break/>[ 32%] Generating libtoupcam.so.59<text:line-break/>[ 33%] Generating libbressercam.so.59.30594<text:line-break/>[ 33%] Generating libaltaircam.so.59<text:line-break/>[ 33%] Generating libtoupcam.so<text:line-break/>[ 33%] Generating libaltaircam.so<text:line-break/>[ 33%] Built target indi_celestron_aux<text:line-break/>[ 33%] Built target imported_toupcam<text:line-break/>[ 34%] Generating libbressercam.so.59<text:line-break/>[ 34%] Generating libmallincam.so.59.30594<text:line-break/>[ 34%] Built target imported_altaircam<text:line-break/>[ 35%] Building CXX object libqsi/CMakeFiles/qsiapi.dir/HotPixelMap.cpp.o<text:line-break/>[ 35%] Generating libbressercam.so<text:line-break/>[ 36%] Generating libmeadecam.so.59.30594<text:line-break/>[ 36%] Generating libmallincam.so.59<text:line-break/>[ 36%] Built target imported_bressercam<text:line-break/>[ 36%] Generating libmallincam.so<text:line-break/>[ 36%] Generating libmeadecam.so.59<text:line-break/>[ 36%] Generating libnncam.so.59.30594<text:line-break/>[ 36%] Built target imported_mallincam<text:line-break/>[ 36%] Generating libmeadecam.so<text:line-break/>[ 36%] Generating libogmacam.so.59.30594<text:line-break/>[ 36%] Built target imported_meadecam<text:line-break/>[ 36%] Generating libogmacam.so.59<text:line-break/>[ 36%] Generating libomegonprocam.so.59.30594<text:line-break/>[ 37%] Generating libnncam.so.59<text:line-break/>[ 37%] Generating libogmacam.so<text:line-break/>[ 37%] Generating libnncam.so<text:line-break/>[ 38%] Built target imported_ogmacam<text:line-break/>[ 38%] Generating libomegonprocam.so.59<text:line-break/>[ 38%] Built target imported_nncam<text:line-break/>[ 38%] Generating libomegonprocam.so<text:line-break/>[ 38%] Generating libstarshootg.so.59.30594<text:line-break/>[ 38%] Generating libtscam.so.59.30594<text:line-break/>[ 38%] Built target imported_omegonprocam<text:line-break/>[ 38%] Generating libstarshootg.so.59<text:line-break/>[ 38%] Generating libsvbonycam.so.57.27348<text:line-break/>[ 38%] Generating libtscam.so.59<text:line-break/>[ 38%] Generating libstarshootg.so<text:line-break/>[ 38%] Generating libtscam.so<text:line-break/><text:soft-page-break/>[ 38%] Built target imported_starshootg<text:line-break/>[ 38%] Generating libsvbonycam.so.57<text:line-break/>[ 38%] Built target imported_tscam<text:line-break/>[ 39%] Building CXX object indi-beefocus/CMakeFiles/indi_beefocus.dir/driver/beefocus.cpp.o<text:line-break/>[ 40%] Generating libsvbonycam.so<text:line-break/>[ 41%] Generating libinovasdk.so.1.3.6<text:line-break/>[ 41%] Generating libinovasdk.so.1<text:line-break/>[ 41%] Built target imported_svbonycam<text:line-break/>[ 41%] Generating libinovasdk.so<text:line-break/>[ 41%] Building C object libfli/CMakeFiles/fli.dir/libfli.c.o<text:line-break/>[ 41%] Built target imported_inovasdk<text:line-break/>[ 41%] Generating libflipro.so.2.1.4<text:line-break/>[ 41%] Generating libflipro.so.2<text:line-break/>[ 42%] Generating libflipro.so<text:line-break/>[ 42%] Built target imported_flipro<text:line-break/>[ 42%] Generating libflialgo.so.2.1.4<text:line-break/>[ 42%] Generating libflialgo.so.2<text:line-break/>[ 42%] Generating libflialgo.so<text:line-break/>[ 42%] Built target imported_flialgo<text:line-break/>[ 42%] Building CXX object libqsi/CMakeFiles/qsiapidemo.dir/CameraID.cpp.o<text:line-break/>[ 42%] Building C object libfli/CMakeFiles/fli.dir/libfli-camera.c.o<text:line-break/>[ 42%] Building C object libfli/CMakeFiles/fli.dir/libfli-camera-parport.c.o<text:line-break/>[ 42%] Building C object libqsi/CMakeFiles/qsiapidemo.dir/ConvertUTF.c.o<text:line-break/>[ 42%] Building CXX object libqsi/CMakeFiles/qsiapidemo.dir/Filter.cpp.o<text:line-break/>[ 42%] Building C object libfli/CMakeFiles/fli.dir/libfli-camera-usb.c.o<text:line-break/>[ 42%] Building CXX object libqsi/CMakeFiles/qsiapidemo.dir/FilterWheel.cpp.o<text:line-break/>[ 42%] Building C object libfli/CMakeFiles/fli.dir/libfli-filter-focuser.c.o<text:line-break/>[ 42%] Building CXX object libqsi/CMakeFiles/qsiapi.dir/QSI_PacketWrapper.cpp.o<text:line-break/>[ 42%] Building CXX object indi-beefocus/CMakeFiles/indi_beefocus.dir/driver/beeconnect.cpp.o<text:line-break/>[ 43%] Building C object libfli/CMakeFiles/fli.dir/libfli-mem.c.o<text:line-break/>[ 43%] Building C object libfli/CMakeFiles/fli.dir/libfli-raw.c.o<text:line-break/>[ 43%] Building C object libfli/CMakeFiles/fli.dir/unix/libfli-usb.c.o<text:line-break/>[ 43%] Building C object libfli/CMakeFiles/fli.dir/unix/libfli-debug.c.o<text:line-break/>[ 43%] Building C object libfli/CMakeFiles/fli.dir/unix/libfli-serial.c.o<text:line-break/>[ 43%] Building C object libfli/CMakeFiles/fli.dir/unix/libfli-sys.c.o<text:line-break/>[ 44%] Building C object libfli/CMakeFiles/fli.dir/unix/libusb/libfli-usb-sys.c.o<text:line-break/>[ 44%] Building C object libfli/CMakeFiles/fli.dir/unix/linux/libfli-parport.c.o<text:line-break/>[ 44%] Building CXX object indi-beefocus/CMakeFiles/indi_beefocus.dir/driver/beesimfirmware.cpp.o<text:line-break/>[ 44%] Linking C shared library libfli.so<text:line-break/>[ 44%] Built target fli<text:line-break/>[ 44%] Building CXX object libapogee/CMakeFiles/apogee.dir/Alta.cpp.o<text:line-break/>[ 44%] Building CXX object indi-beefocus/CMakeFiles/indi_beefocus.dir/firmware/command_parser.cpp.o<text:line-break/>[ 44%] Building CXX object indi-beefocus/CMakeFiles/indi_beefocus.dir/firmware/focuser_state.cpp.o<text:line-break/>[ 45%] Building CXX object libapogee/CMakeFiles/apogee.dir/AltaCcdAcqParams.cpp.o<text:line-break/>[ 45%] Building CXX object libqsi/CMakeFiles/qsiapitest.dir/CameraID.cpp.o<text:line-break/>[ 45%] Building CXX object indi-beefocus/CMakeFiles/indi_beefocus.dir/firmware/hardware_interface.cpp.o<text:line-break/>[ 45%] Building C object libqsi/CMakeFiles/qsiapitest.dir/ConvertUTF.c.o<text:line-break/>[ 45%] Building CXX object libqsi/CMakeFiles/qsiapitest.dir/Filter.cpp.o<text:line-break/>[ 45%] Building CXX object libapogee/CMakeFiles/apogee.dir/AltaData.cpp.o<text:line-break/>[ 45%] Building CXX object libqsi/CMakeFiles/qsiapitest.dir/FilterWheel.cpp.o<text:line-break/>[ 45%] Building CXX object libapogee/CMakeFiles/apogee.dir/AltaEthernetIo.cpp.o<text:line-break/>[ 46%] Building CXX object libqsi/CMakeFiles/qsiapitest.dir/HotPixelMap.cpp.o<text:line-break/>[ 46%] Building CXX object libqsi/CMakeFiles/qsiapitest.dir/QSI_PacketWrapper.cpp.o<text:line-break/><text:soft-page-break/>[ 47%] Linking CXX executable indi_beefocus<text:line-break/>[ 47%] Building CXX object libapogee/CMakeFiles/apogee.dir/AltaF.cpp.o<text:line-break/>[ 47%] Built target indi_beefocus<text:line-break/>[ 47%] Building CXX object libapogee/CMakeFiles/apogee.dir/AltaIo.cpp.o<text:line-break/>[ 47%] Building CXX object libqsi/CMakeFiles/qsiapitest.dir/QSI_USBWrapper.cpp.o<text:line-break/>[ 47%] Building CXX object libqsi/CMakeFiles/qsiapitest.dir/qsiapi.cpp.o<text:line-break/>[ 47%] Building CXX object libapogee/CMakeFiles/apogee.dir/AltaModeFsm.cpp.o<text:line-break/>[ 48%] Building CXX object libapogee/CMakeFiles/apogee.dir/AltaUsbIo.cpp.o<text:line-break/>[ 48%] Building CXX object libqsi/CMakeFiles/qsiapi.dir/QSI_USBWrapper.cpp.o<text:line-break/>[ 48%] Building CXX object libqsi/CMakeFiles/qsiapi.dir/qsiapi.cpp.o<text:line-break/>[ 48%] Building CXX object libapogee/CMakeFiles/apogee.dir/ApgLogger.cpp.o<text:line-break/>[ 48%] Building CXX object libqsi/CMakeFiles/qsiapitest.dir/QSIFeatures.cpp.o<text:line-break/>[ 49%] Building CXX object libqsi/CMakeFiles/qsiapitest.dir/VidPid.cpp.o<text:line-break/>[ 49%] Building CXX object libapogee/CMakeFiles/apogee.dir/ApgTimer.cpp.o<text:line-break/>[ 49%] Building CXX object libapogee/CMakeFiles/apogee.dir/ApnCamData.cpp.o<text:line-break/>[ 49%] Building CXX object libqsi/CMakeFiles/qsiapitest.dir/QSIModelInfo.cpp.o<text:line-break/>[ 49%] Building CXX object libapogee/CMakeFiles/apogee.dir/ApogeeCam.cpp.o<text:line-break/>[ 49%] Building CXX object libqsi/CMakeFiles/qsiapidemo.dir/HotPixelMap.cpp.o<text:line-break/>[ 50%] Building CXX object libqsi/CMakeFiles/qsiapidemo.dir/QSI_PacketWrapper.cpp.o<text:line-break/>[ 51%] Building CXX object libapogee/CMakeFiles/apogee.dir/ApogeeFilterWheel.cpp.o<text:line-break/>[ 51%] Building CXX object libqsi/CMakeFiles/qsiapitest.dir/ICameraEeprom.cpp.o<text:line-break/>[ 51%] Building CXX object libqsi/CMakeFiles/qsiapi.dir/QSIFeatures.cpp.o<text:line-break/>[ 51%] Building CXX object libqsi/CMakeFiles/qsiapitest.dir/QSI_Interface.cpp.o<text:line-break/>[ 51%] Building CXX object libqsi/CMakeFiles/qsiapi.dir/VidPid.cpp.o<text:line-break/>[ 52%] Building CXX object libqsi/CMakeFiles/qsiapi.dir/QSIModelInfo.cpp.o<text:line-break/>[ 52%] Building CXX object libqsi/CMakeFiles/qsiapi.dir/ICameraEeprom.cpp.o<text:line-break/>[ 52%] Building CXX object libqsi/CMakeFiles/qsiapi.dir/QSI_Interface.cpp.o<text:line-break/>[ 52%] Building CXX object libqsi/CMakeFiles/qsiapitest.dir/QSILog.cpp.o<text:line-break/>[ 52%] Building CXX object libqsi/CMakeFiles/qsiapidemo.dir/QSI_USBWrapper.cpp.o<text:line-break/>[ 52%] Building CXX object libapogee/CMakeFiles/apogee.dir/Ascent.cpp.o<text:line-break/>[ 52%] Building CXX object libapogee/CMakeFiles/apogee.dir/AscentBasedIo.cpp.o<text:line-break/>[ 52%] Building CXX object libapogee/CMakeFiles/apogee.dir/AscentBasedUsbIo.cpp.o<text:line-break/>[ 52%] Building CXX object libapogee/CMakeFiles/apogee.dir/AscentData.cpp.o<text:line-break/>[ 52%] Building CXX object libapogee/CMakeFiles/apogee.dir/Aspen.cpp.o<text:line-break/>[ 52%] Building CXX object libqsi/CMakeFiles/qsiapitest.dir/HostIO_TCP.cpp.o<text:line-break/>[ 53%] Building CXX object libapogee/CMakeFiles/apogee.dir/AspenData.cpp.o<text:line-break/>[ 53%] Building CXX object libapogee/CMakeFiles/apogee.dir/AspenEthernetIo.cpp.o<text:line-break/>[ 53%] Building CXX object libapogee/CMakeFiles/apogee.dir/AspenIo.cpp.o<text:line-break/>[ 53%] Building CXX object libapogee/CMakeFiles/apogee.dir/AspenUsbIo.cpp.o<text:line-break/>[ 53%] Building CXX object libapogee/CMakeFiles/apogee.dir/CamCfgMatrix.cpp.o<text:line-break/>[ 53%] Building CXX object libqsi/CMakeFiles/qsiapidemo.dir/qsiapi.cpp.o<text:line-break/>[ 53%] Building CXX object libqsi/CMakeFiles/qsiapidemo.dir/QSIFeatures.cpp.o<text:line-break/>[ 54%] Building CXX object libapogee/CMakeFiles/apogee.dir/CamGen2Base.cpp.o<text:line-break/>[ 54%] Building CXX object libqsi/CMakeFiles/qsiapidemo.dir/VidPid.cpp.o<text:line-break/>[ 55%] Building CXX object libqsi/CMakeFiles/qsiapidemo.dir/QSIModelInfo.cpp.o<text:line-break/>[ 55%] Building CXX object libqsi/CMakeFiles/qsiapidemo.dir/ICameraEeprom.cpp.o<text:line-break/>[ 55%] Building CXX object libqsi/CMakeFiles/qsiapidemo.dir/QSILog.cpp.o<text:line-break/>[ 55%] Building CXX object libqsi/CMakeFiles/qsiapidemo.dir/QSI_Interface.cpp.o<text:line-break/>[ 55%] Building CXX object libqsi/CMakeFiles/qsiapidemo.dir/HostIO_TCP.cpp.o<text:line-break/>[ 55%] Building CXX object libqsi/CMakeFiles/qsiapidemo.dir/HostIO_USB.cpp.o<text:line-break/>[ 56%] Building CXX object libqsi/CMakeFiles/qsiapidemo.dir/IHostIO.cpp.o<text:line-break/>[ 56%] Building CXX object libapogee/CMakeFiles/apogee.dir/CamGen2CcdAcqParams.cpp.o<text:line-break/>[ 56%] Building CXX object libqsi/CMakeFiles/qsiapidemo.dir/HostConnection.cpp.o<text:line-break/>[ 57%] Building CXX object libqsi/CMakeFiles/qsiapitest.dir/HostIO_USB.cpp.o<text:line-break/>[ 57%] Building CXX object libqsi/CMakeFiles/qsiapitest.dir/IHostIO.cpp.o<text:line-break/>[ 57%] Building CXX object libqsi/CMakeFiles/qsiapidemo.dir/QSIError.cpp.o<text:line-break/>[ 57%] Building CXX object libqsi/CMakeFiles/qsiapi.dir/QSILog.cpp.o<text:line-break/>[ 57%] Building CXX object libapogee/CMakeFiles/apogee.dir/CamGen2ModeFsm.cpp.o<text:line-break/><text:soft-page-break/>[ 57%] Building CXX object libqsi/CMakeFiles/qsiapitest.dir/HostConnection.cpp.o<text:line-break/>[ 57%] Building CXX object libqsi/CMakeFiles/qsiapidemo.dir/HostIO_CyUSB.cpp.o<text:line-break/>[ 57%] Building CXX object libqsi/CMakeFiles/qsiapidemo.dir/demo_src/qsidemo.cpp.o<text:line-break/>[ 57%] Building CXX object libapogee/CMakeFiles/apogee.dir/CamHelpers.cpp.o<text:line-break/>[ 57%] Building CXX object libqsi/CMakeFiles/qsiapi.dir/HostIO_TCP.cpp.o<text:line-break/>[ 57%] Building CXX object libapogee/CMakeFiles/apogee.dir/CamRegMirror.cpp.o<text:line-break/>[ 57%] Building CXX object libapogee/CMakeFiles/apogee.dir/CamUsbIo.cpp.o<text:line-break/>[ 58%] Building CXX object libapogee/CMakeFiles/apogee.dir/CameraInfo.cpp.o<text:line-break/>[ 59%] Building CXX object libqsi/CMakeFiles/qsiapi.dir/HostIO_USB.cpp.o<text:line-break/>[ 59%] Building CXX object libapogee/CMakeFiles/apogee.dir/CameraIo.cpp.o<text:line-break/>[ 59%] Building CXX object libapogee/CMakeFiles/apogee.dir/CameraStatusRegs.cpp.o<text:line-break/>[ 59%] Building CXX object libqsi/CMakeFiles/qsiapitest.dir/QSIError.cpp.o<text:line-break/>[ 59%] Building CXX object libapogee/CMakeFiles/apogee.dir/CcdAcqParams.cpp.o<text:line-break/>[ 59%] Building CXX object libapogee/CMakeFiles/apogee.dir/DeviceStrHelpers.cpp.o<text:line-break/>[ 60%] Building CXX object libapogee/CMakeFiles/apogee.dir/FilterWheelIo.cpp.o<text:line-break/>[ 60%] Building CXX object libqsi/CMakeFiles/qsiapitest.dir/HostIO_CyUSB.cpp.o<text:line-break/>[ 61%] Linking CXX executable qsiapidemo<text:line-break/>[ 62%] Building CXX object libqsi/CMakeFiles/qsiapitest.dir/demo_src/qsiapitest.cpp.o<text:line-break/>[ 62%] Built target qsiapidemo<text:line-break/>[ 62%] Building CXX object libqsi/CMakeFiles/qsiapi.dir/IHostIO.cpp.o<text:line-break/>[ 63%] Building CXX object indi-ffmv/CMakeFiles/indi_ffmv_ccd.dir/ffmv_ccd.cpp.o<text:line-break/>[ 63%] Building CXX object libapogee/CMakeFiles/apogee.dir/FindDeviceEthernet.cpp.o<text:line-break/>[ 63%] Building CXX object libapogee/CMakeFiles/apogee.dir/FindDeviceUsb.cpp.o<text:line-break/>[ 63%] Building CXX object libqsi/CMakeFiles/qsiapi.dir/HostConnection.cpp.o<text:line-break/>[ 63%] Building CXX object libapogee/CMakeFiles/apogee.dir/HiC.cpp.o<text:line-break/>[ 63%] Building CXX object libapogee/CMakeFiles/apogee.dir/IAltaSerialPortIo.cpp.o<text:line-break/>[ 63%] Building CXX object libapogee/CMakeFiles/apogee.dir/ICamIo.cpp.o<text:line-break/>[ 64%] Building CXX object libapogee/CMakeFiles/apogee.dir/ILog.cpp.o<text:line-break/>[ 64%] Building CXX object libqsi/CMakeFiles/qsiapi.dir/QSIError.cpp.o<text:line-break/>[ 64%] Building CXX object libqsi/CMakeFiles/qsiapi.dir/HostIO_CyUSB.cpp.o<text:line-break/>[ 64%] Building CXX object libapogee/CMakeFiles/apogee.dir/ITimer.cpp.o<text:line-break/>[ 64%] Building CXX object libapogee/CMakeFiles/apogee.dir/IUsb.cpp.o<text:line-break/>[ 64%] Building CXX object libapogee/CMakeFiles/apogee.dir/ImgFix.cpp.o<text:line-break/>[ 64%] Building CXX object libapogee/CMakeFiles/apogee.dir/LoggerException.cpp.o<text:line-break/>[ 65%] Building CXX object libapogee/CMakeFiles/apogee.dir/ModeFsm.cpp.o<text:line-break/>[ 65%] Linking CXX executable qsiapitest<text:line-break/>[ 65%] Linking CXX executable indi_ffmv_ccd<text:line-break/>[ 65%] Linking CXX shared library libqsiapi.so<text:line-break/>[ 65%] Building CXX object libapogee/CMakeFiles/apogee.dir/PlatformData.cpp.o<text:line-break/>[ 65%] Building CXX object libapogee/CMakeFiles/apogee.dir/PromFx2Io.cpp.o<text:line-break/>[ 65%] Generating libgxccd.so.0.12.1<text:line-break/>[ 65%] Built target qsiapitest<text:line-break/>[ 65%] Generating libgxccd.so.0<text:line-break/>[ 65%] Building CXX object indi-duino/CMakeFiles/indi_weatherradio.dir/gason/gason.cpp.o<text:line-break/>[ 65%] Building CXX object indi-duino/CMakeFiles/firmata.dir/libfirmata/src/firmata.cpp.o<text:line-break/>[ 66%] Generating libgxccd.so<text:line-break/>[ 66%] Built target imported_gxccd<text:line-break/>[ 67%] Building CXX object indi-duino/CMakeFiles/indi_weatherradio.dir/weatherradio.cpp.o<text:line-break/>[ 67%] Building CXX object indi-duino/CMakeFiles/indi_duino_powerbox.dir/gason/gason.cpp.o<text:line-break/>[ 67%] Built target qsiapi<text:line-break/>[ 67%] Building C object libfishcamp/CMakeFiles/fishcamp.dir/fishcamp.c.o<text:line-break/>[ 67%] Built target indi_ffmv_ccd<text:line-break/>[ 67%] Building CXX object indi-duino/CMakeFiles/indi_duino_powerbox.dir/powerbox.cpp.o<text:line-break/><text:soft-page-break/>[ 67%] Generating libASICamera2.so.1.41<text:line-break/>[ 68%] Generating libASICamera2.so.1<text:line-break/>[ 68%] Generating libASICamera2.so<text:line-break/>[ 68%] Built target imported_ASICamera2<text:line-break/>[ 69%] Linking C shared library libfishcamp.so<text:line-break/>[ 69%] Generating libEFWFilter.so.1.7.0<text:line-break/>[ 69%] Generating libEFWFilter.so.1<text:line-break/>[ 69%] Building CXX object indi-duino/CMakeFiles/firmata.dir/libfirmata/src/arduino.cpp.o<text:line-break/>[ 69%] Generating libEFWFilter.so<text:line-break/>[ 69%] Built target fishcamp<text:line-break/>[ 69%] Generating libUSB2ST4Conv.so.1.0<text:line-break/>[ 69%] Built target imported_EFWFilter<text:line-break/>[ 69%] Generating libUSB2ST4Conv.so.1<text:line-break/>[ 69%] Generating libEAFFocuser.so.1.7.7<text:line-break/>[ 69%] Building CXX object libapogee/CMakeFiles/apogee.dir/Quad.cpp.o<text:line-break/>[ 69%] Generating libUSB2ST4Conv.so<text:line-break/>[ 69%] Generating libEAFFocuser.so.1<text:line-break/>[ 70%] Built target imported_USB2ST4Conv<text:line-break/>[ 70%] Generating libEAFFocuser.so<text:line-break/>[ 70%] Building CXX object libapogee/CMakeFiles/apogee.dir/UdpSocketBase.cpp.o<text:line-break/>[ 70%] Generating libCAARotator.so.1.5.9<text:line-break/>[ 70%] Built target imported_EAFFocuser<text:line-break/>[ 70%] Building CXX object libapogee/CMakeFiles/apogee.dir/apgHelper.cpp.o<text:line-break/>[ 70%] Generating libCAARotator.so.1<text:line-break/>[ 70%] Generating libCAARotator.so<text:line-break/>[ 70%] Built target imported_CAARotator<text:line-break/>[ 70%] Building CXX object indi-dsi/CMakeFiles/indi_dsi_ccd.dir/dsi_ccd.cpp.o<text:line-break/>[ 70%] Linking CXX static library libfirmata.a<text:line-break/>[ 70%] Built target firmata<text:line-break/>[ 70%] Generating libqhyccd.so.26.2.1<text:line-break/>[ 70%] Generating libqhyccd.so.20<text:line-break/>[ 70%] Generating libqhyccd.so<text:line-break/>[ 70%] Built target imported_qhyccd<text:line-break/>[ 70%] Building CXX object indi-gpsd/CMakeFiles/indi_gpsd.dir/gps_driver.cpp.o<text:line-break/>[ 71%] Building CXX object libapogee/CMakeFiles/apogee.dir/helpers.cpp.o<text:line-break/>[ 71%] Building CXX object libapogee/CMakeFiles/apogee.dir/libCurlWrap.cpp.o<text:line-break/>[ 71%] Building CXX object libapogee/CMakeFiles/apogee.dir/linux/GenOneLinuxUSB.cpp.o<text:line-break/>[ 71%] Building CXX object libapogee/CMakeFiles/apogee.dir/linux/LinuxTimer.cpp.o<text:line-break/>[ 71%] Building CXX object libapogee/CMakeFiles/apogee.dir/linux/LoggerSyslog.cpp.o<text:line-break/>[ 71%] Linking CXX executable indi_duino_powerbox<text:line-break/>[ 72%] Building CXX object libapogee/CMakeFiles/apogee.dir/linux/UdpSocketLinux.cpp.o<text:line-break/>[ 72%] Building CXX object libapogee/CMakeFiles/apogee.dir/linux/linuxHelpers.cpp.o<text:line-break/>[ 72%] Building CXX object libapogee/CMakeFiles/apogee.dir/parseCfgTabDelim.cpp.o<text:line-break/>[ 72%] Built target indi_duino_powerbox<text:line-break/>[ 72%] Building CXX object indi-gpsnmea/CMakeFiles/indi_gpsnmea.dir/gpsnmea_driver.cpp.o<text:line-break/>[ 72%] Building CXX object indi-rtklib/CMakeFiles/indi_rtklib.dir/rtklib_driver.cpp.o<text:line-break/>[ 73%] Building CXX object indi-mgen/CMakeFiles/indi_mgenautoguider.dir/mgenautoguider.cpp.o<text:line-break/>[ 73%] Linking CXX executable indi_gpsd<text:line-break/>[ 74%] Linking CXX executable indi_weatherradio<text:line-break/>[ 74%] Building CXX object indi-limesdr/CMakeFiles/indi_limesdr_receiver.dir/indi_limesdr_receiver.cpp.o<text:line-break/>[ 74%] Building CXX object indi-dsi/CMakeFiles/indi_dsi_ccd.dir/DsiDevice.cpp.o<text:line-break/>[ 74%] Built target indi_gpsd<text:line-break/><text:soft-page-break/>[ 74%] Building CXX object indi-armadillo-platypus/CMakeFiles/indi_seletek_rotator.dir/seletek_rotator.cpp.o<text:line-break/>[ 74%] Built target indi_weatherradio<text:line-break/>[ 75%] Building CXX object indi-armadillo-platypus/CMakeFiles/indi_dragonfly_dome.dir/dragonfly_dome.cpp.o<text:line-break/>[ 75%] Building C object indi-gpsnmea/CMakeFiles/indi_gpsnmea.dir/minmea.c.o<text:line-break/>[ 75%] Building C object indi-rtklib/CMakeFiles/indi_rtklib.dir/rtkrcv_parser.c.o<text:line-break/>[ 76%] Linking CXX executable indi_gpsnmea<text:line-break/>[ 76%] Linking CXX executable indi_rtklib<text:line-break/>[ 76%] Built target indi_gpsnmea<text:line-break/>[ 76%] Built target indi_rtklib<text:line-break/>[ 76%] Building CXX object indi-armadillo-platypus/CMakeFiles/indi_dragonfly.dir/dragonfly_controller.cpp.o<text:line-break/>[ 76%] Building CXX object indi-armadillo-platypus/CMakeFiles/indi_beaver_dome.dir/beaver_dome.cpp.o<text:line-break/>[ 76%] Building CXX object indi-mgen/CMakeFiles/indi_mgenautoguider.dir/mgen_device.cpp.o<text:line-break/>[ 76%] Linking CXX executable indi_limesdr_receiver<text:line-break/>[ 76%] Built target indi_limesdr_receiver<text:line-break/>[ 76%] Building CXX object indi-armadillo-platypus/CMakeFiles/indi_armadillo_focus.dir/armadillo_focuser.cpp.o<text:line-break/>[ 76%] Building CXX object indi-dsi/CMakeFiles/indi_dsi_ccd.dir/DsiDeviceFactory.cpp.o<text:line-break/>[ 76%] Linking CXX executable indi_mgenautoguider<text:line-break/>[ 76%] Built target indi_mgenautoguider<text:line-break/>[ 76%] Linking CXX executable indi_armadillo_focus<text:line-break/>[ 76%] Building CXX object indi-armadillo-platypus/CMakeFiles/indi_platypus_focus.dir/platypus_focuser.cpp.o<text:line-break/>[ 77%] Building CXX object indi-dsi/CMakeFiles/indi_dsi_ccd.dir/DsiPro.cpp.o<text:line-break/>[ 77%] Linking CXX shared library libapogee.so<text:line-break/>[ 77%] Built target indi_armadillo_focus<text:line-break/>[ 77%] Building CXX object indi-webcam/CMakeFiles/indi_webcam_ccd.dir/indi_webcam.cpp.o<text:line-break/>[ 77%] Built target apogee<text:line-break/>[ 77%] Building CXX object indi-weewx-json/CMakeFiles/indi_weewx_json.dir/indi_weewx_json.cpp.o<text:line-break/>[ 77%] Linking CXX executable indi_seletek_rotator<text:line-break/>[ 77%] Building CXX object indi-dsi/CMakeFiles/indi_dsi_ccd.dir/DsiColor.cpp.o<text:line-break/>[ 77%] Linking CXX executable indi_platypus_focus<text:line-break/>[ 77%] Linking CXX executable indi_dragonfly_dome<text:line-break/>[ 77%] Built target indi_seletek_rotator<text:line-break/>[ 77%] Building CXX object indi-nightscape/CMakeFiles/indi_nightscape_ccd.dir/nschannel.cpp.o<text:line-break/>[ 77%] Built target indi_platypus_focus<text:line-break/>[ 77%] Building CXX object indi-nightscape/CMakeFiles/nstest.dir/nschannel.cpp.o<text:line-break/>[ 77%] Built target indi_dragonfly_dome<text:line-break/>[ 77%] Building CXX object indi-avalon/CMakeFiles/indi_lx200stargo.dir/lx200stargofocuser.cpp.o<text:line-break/>[ 77%] Linking CXX executable indi_beaver_dome<text:line-break/>[ 77%] Linking CXX executable indi_dragonfly<text:line-break/>[ 77%] Building CXX object indi-dsi/CMakeFiles/indi_dsi_ccd.dir/DsiProII.cpp.o<text:line-break/>[ 77%] Linking CXX executable indi_webcam_ccd<text:line-break/>[ 78%] Building CXX object indi-nightscape/CMakeFiles/indi_nightscape_ccd.dir/nschannel-u.cpp.o<text:line-break/>[ 78%] Built target indi_beaver_dome<text:line-break/>[ 78%] Built target indi_dragonfly<text:line-break/>[ 78%] Building CXX object indi-nightscape/CMakeFiles/indi_nightscape_ccd.dir/nsmsg.cpp.o<text:line-break/>[ 78%] Building CXX object <text:soft-page-break/>indi-avalonud/CMakeFiles/indi_avalonud_telescope.dir/indi_avalonud_telescope.cpp.o<text:line-break/>[ 79%] Building CXX object indi-nightscape/CMakeFiles/nstest.dir/nschannel-u.cpp.o<text:line-break/>[ 80%] Building CXX object indi-avalon/CMakeFiles/indi_lx200stargo.dir/lx200stargo.cpp.o<text:line-break/>[ 80%] Built target indi_webcam_ccd<text:line-break/>[ 80%] Building CXX object indi-dsi/CMakeFiles/indi_dsi_ccd.dir/DsiProIII.cpp.o<text:line-break/>[ 80%] Building CXX object indi-avalonud/CMakeFiles/indi_avalonud_focuser.dir/indi_avalonud_focuser.cpp.o<text:line-break/>[ 80%] Building CXX object indi-nightscape/CMakeFiles/indi_nightscape_ccd.dir/nsdownload.cpp.o<text:line-break/>[ 80%] Building CXX object indi-nightscape/CMakeFiles/indi_nightscape_ccd.dir/nsstatus.cpp.o<text:line-break/>[ 80%] Building CXX object indi-nightscape/CMakeFiles/nstest.dir/nsmsg.cpp.o<text:line-break/>[ 80%] Building CXX object indi-dsi/CMakeFiles/indi_dsi_ccd.dir/DsiColorII.cpp.o<text:line-break/>[ 80%] Linking CXX executable indi_lx200stargo<text:line-break/>[ 80%] Building CXX object indi-nightscape/CMakeFiles/indi_nightscape_ccd.dir/nightscape.cpp.o<text:line-break/>[ 80%] Linking CXX executable indi_weewx_json<text:line-break/>[ 80%] Building CXX object indi-avalonud/CMakeFiles/indi_avalonud_aux.dir/indi_avalonud_aux.cpp.o<text:line-break/>[ 80%] Building CXX object indi-nightscape/CMakeFiles/nstest.dir/nsdownload.cpp.o<text:line-break/>[ 80%] Built target indi_lx200stargo<text:line-break/>[ 80%] Building CXX object indi-dsi/CMakeFiles/indi_dsi_ccd.dir/DsiColorIII.cpp.o<text:line-break/>[ 80%] Generating libRicohCameraSDKCpp.so.1.1.0<text:line-break/>[ 80%] Generating libRicohCameraSDKCpp.so.1<text:line-break/>[ 80%] Built target indi_weewx_json<text:line-break/>[ 80%] Generating libRicohCameraSDKCpp.so<text:line-break/>[ 80%] Generating libmtpricoh.so.9.3.0<text:line-break/>[ 80%] Built target imported_RicohCameraSDKCpp<text:line-break/>[ 80%] Generating libmtpricoh.so.9<text:line-break/>[ 81%] Building C object libpktriggercord/CMakeFiles/pktriggercord.dir/libpktriggercord.c.o<text:line-break/>[ 81%] Generating libmtpricoh.so<text:line-break/>[ 81%] Built target imported_mtpricoh<text:line-break/>[ 81%] Generating 95-pentax.rules<text:line-break/>[ 81%] Building C object libpktriggercord/CMakeFiles/pktriggercord.dir/src/pslr.c.o<text:line-break/>[ 81%] Generating 95-samsung.rules<text:line-break/>[ 81%] Built target udev_rules<text:line-break/>[ 82%] Generating libSVBCameraSDK.so.1.13.4<text:line-break/>[ 82%] Generating libSVBCameraSDK.so.1<text:line-break/>[ 82%] Generating libSVBCameraSDK.so<text:line-break/>[ 82%] Building C object libpktriggercord/CMakeFiles/pktriggercord.dir/src/pslr_model.c.o<text:line-break/>[ 82%] Built target imported_SVBCameraSDK<text:line-break/>[ 82%] Building CXX object indi-bresserexos2/CMakeFiles/indi_bresserexos2.dir/BresserExosIIGoToDriver.cpp.o<text:line-break/>[ 82%] Building C object libpktriggercord/CMakeFiles/pktriggercord.dir/src/pslr_lens.c.o<text:line-break/>[ 82%] Building C object libpktriggercord/CMakeFiles/pktriggercord.dir/src/pslr_enum.c.o<text:line-break/>[ 83%] Building C object libpktriggercord/CMakeFiles/pktriggercord.dir/src/pslr_utils.c.o<text:line-break/>[ 83%] Building C object libpktriggercord/CMakeFiles/pktriggercord.dir/src/pslr_log.c.o<text:line-break/>[ 83%] Building C object libpktriggercord/CMakeFiles/pktriggercord.dir/src/pslr_scsi.c.o<text:line-break/>[ 83%] Building C object libpktriggercord/CMakeFiles/pktriggercord.dir/src/src/external/js0n/js0n.c.o<text:line-break/>[ 84%] Building CXX object indi-dsi/CMakeFiles/indi_dsi_ccd.dir/DsiTypes.cpp.o<text:line-break/><text:soft-page-break/>[ 84%] Building C object libpktriggercord/CMakeFiles/pktriggercord.dir/src/pktriggercord-servermode.c.o<text:line-break/>[ 85%] Linking CXX executable indi_nightscape_ccd<text:line-break/>[ 85%] Linking C shared library libpktriggercord.so<text:line-break/>[ 85%] Building CXX object indi-nightscape/CMakeFiles/nstest.dir/nsstatus.cpp.o<text:line-break/>[ 85%] Built target pktriggercord<text:line-break/>[ 85%] Building C object indi-orion-ssg3/CMakeFiles/indi_orion_ssg3_ccd.dir/orion_ssg3.c.o<text:line-break/>[ 86%] Building CXX object indi-orion-ssg3/CMakeFiles/indi_orion_ssg3_ccd.dir/orion_ssg3_ccd.cpp.o<text:line-break/>[ 86%] Built target indi_nightscape_ccd<text:line-break/>[ 86%] Generating libPlayerOneCamera.so.3.10.0<text:line-break/>[ 86%] Generating libPlayerOneCamera.so.3<text:line-break/>[ 87%] Generating libPlayerOneCamera.so<text:line-break/>[ 87%] Built target imported_PlayerOneCamera<text:line-break/>[ 88%] Generating libPlayerOnePW.so.1.2.3<text:line-break/>[ 88%] Generating libPlayerOnePW.so.1<text:line-break/>[ 88%] Generating libPlayerOnePW.so<text:line-break/>[ 88%] Linking CXX executable indi_avalonud_telescope<text:line-break/>[ 88%] Built target imported_PlayerOnePW<text:line-break/>[ 88%] Generating liboasisfocuser.so.2.0.2<text:line-break/>[ 89%] Generating liboasisfocuser.so.2<text:line-break/>[ 89%] Generating liboasisfocuser.so<text:line-break/>[ 89%] Built target imported_oasisfocuser<text:line-break/>[ 89%] Generating liboasisfilterwheel.so.1.2.1<text:line-break/>[ 89%] Generating liboasisfilterwheel.so.1<text:line-break/>[ 89%] Generating liboasisfilterwheel.so<text:line-break/>[ 89%] Built target imported_oasisfilterwheel<text:line-break/>[ 89%] Building CXX object indi-ocs/CMakeFiles/indi_ocs.dir/ocs.cpp.o<text:line-break/>[ 89%] Linking CXX executable indi_avalonud_focuser<text:line-break/>[ 89%] Built target indi_avalonud_telescope<text:line-break/>[ 89%] Building CXX object indi-openogma/CMakeFiles/indi_openogma.dir/indi_openogma.cpp.o<text:line-break/>[ 89%] Building CXX object indi-nightscape/CMakeFiles/nstest.dir/nstest-main.cpp.o<text:line-break/>[ 89%] Built target indi_avalonud_focuser<text:line-break/>[ 89%] Building C object indi-ticfocuser-ng/pololu_tic_software_build_dir/lib/CMakeFiles/lib.dir/tic_baud_rate.c.o<text:line-break/>[ 90%] Building C object indi-ticfocuser-ng/pololu_tic_software_build_dir/lib/CMakeFiles/lib.dir/tic_current_limit.c.o<text:line-break/>[ 90%] Building CXX object indi-bresserexos2/CMakeFiles/indi_bresserexos2.dir/IndiSerialWrapper.cpp.o<text:line-break/>[ 90%] Building C object indi-ticfocuser-ng/pololu_tic_software_build_dir/lib/CMakeFiles/lib.dir/tic_device.c.o<text:line-break/>[ 90%] Building C object indi-ticfocuser-ng/pololu_tic_software_build_dir/lib/CMakeFiles/lib.dir/tic_get_settings.c.o<text:line-break/>[ 90%] Building C object indi-ticfocuser-ng/pololu_tic_software_build_dir/lib/CMakeFiles/lib.dir/tic_set_settings.c.o<text:line-break/>[ 90%] Building CXX object indi-dsi/CMakeFiles/indi_dsi_ccd.dir/Util.cpp.o<text:line-break/>[ 90%] Building C object indi-ticfocuser-ng/pololu_tic_software_build_dir/lib/CMakeFiles/lib.dir/tic_error.c.o<text:line-break/>[ 90%] Linking CXX executable indi_orion_ssg3_ccd<text:line-break/>[ 91%] Building C object indi-ticfocuser-ng/pololu_tic_software_build_dir/lib/CMakeFiles/lib.dir/<text:soft-page-break/>tic_handle.c.o<text:line-break/>[ 91%] Building C object indi-ticfocuser-ng/pololu_tic_software_build_dir/lib/CMakeFiles/lib.dir/tic_names.c.o<text:line-break/>[ 91%] Building C object indi-ticfocuser-ng/pololu_tic_software_build_dir/lib/CMakeFiles/lib.dir/tic_settings.c.o<text:line-break/>[ 91%] Built target indi_orion_ssg3_ccd<text:line-break/>[ 91%] Building C object indi-ticfocuser-ng/pololu_tic_software_build_dir/lib/CMakeFiles/lib.dir/tic_settings_fix.c.o<text:line-break/>[ 91%] Building CXX object indi-duino/CMakeFiles/blink_pin.dir/libfirmata/examples/blink_pin.cpp.o<text:line-break/>[ 91%] Linking CXX executable indi_dsi_ccd<text:line-break/>[ 91%] Building C object indi-ticfocuser-ng/pololu_tic_software_build_dir/lib/CMakeFiles/lib.dir/tic_settings_read_from_string.c.o<text:line-break/>[ 91%] Linking CXX executable nstest<text:line-break/>[ 91%] Building C object indi-ticfocuser-ng/pololu_tic_software_build_dir/lib/CMakeFiles/lib.dir/tic_settings_to_string.c.o<text:line-break/>[ 92%] Building C object indi-ticfocuser-ng/pololu_tic_software_build_dir/lib/CMakeFiles/lib.dir/tic_string.c.o<text:line-break/>[ 92%] Linking CXX executable indi_ocs<text:line-break/>[ 92%] Building C object indi-ticfocuser-ng/pololu_tic_software_build_dir/lib/CMakeFiles/lib.dir/tic_variables.c.o<text:line-break/>[ 92%] Building CXX object indi-bresserexos2/CMakeFiles/indi_bresserexos2.dir/SerialCommand.cpp.o<text:line-break/>[ 92%] Built target nstest<text:line-break/>[ 92%] Linking CXX executable indi_openogma<text:line-break/>[ 92%] Building CXX object indi-duino/CMakeFiles/read_digital_pin.dir/libfirmata/examples/read_digital_pin.cpp.o<text:line-break/>[ 92%] Building C object indi-ticfocuser-ng/pololu_tic_software_build_dir/lib/CMakeFiles/lib.dir/libyaml/yaml.c.o<text:line-break/>[ 92%] Linking CXX executable blink_pin<text:line-break/>[ 92%] Built target indi_dsi_ccd<text:line-break/>[ 92%] Building CXX object indi-duino/CMakeFiles/read_analog_pin.dir/libfirmata/examples/read_analog_pin.cpp.o<text:line-break/>[ 93%] Linking CXX executable indi_avalonud_aux<text:line-break/>[ 93%] Built target blink_pin<text:line-break/>[ 93%] Built target indi_ocs<text:line-break/>[ 94%] Building CXX object indi-duino/CMakeFiles/ask_analog_pin.dir/libfirmata/examples/ask_analog_pin.cpp.o<text:line-break/>[ 94%] Building CXX object indi-duino/CMakeFiles/ask_digital_pin.dir/libfirmata/examples/ask_digital_pin.cpp.o<text:line-break/>[ 94%] Built target indi_openogma<text:line-break/>[ 95%] Building CXX object indi-duino/CMakeFiles/read_string.dir/libfirmata/examples/read_string.cpp.o<text:line-break/>[ 95%] Linking CXX executable read_digital_pin<text:line-break/>[ 95%] Linking CXX executable read_analog_pin<text:line-break/>[ 95%] Built target indi_avalonud_aux<text:line-break/>[ 95%] Building CXX object indi-duino/CMakeFiles/indi_duino.dir/indiduino.cpp.o<text:line-break/>[ 95%] Built target read_digital_pin<text:line-break/>[ 95%] Linking CXX executable indi_bresserexos2<text:line-break/>[ 95%] Built target read_analog_pin<text:line-break/><text:soft-page-break/>[ 95%] Linking CXX executable ask_analog_pin<text:line-break/>[ 95%] Linking CXX executable ask_digital_pin<text:line-break/>[ 95%] Linking CXX executable read_string<text:line-break/>[ 95%] Built target ask_analog_pin<text:line-break/>[ 95%] Built target ask_digital_pin<text:line-break/>[ 95%] Linking C shared library ../../../libpololu-tic-1.so<text:line-break/>[ 95%] Built target read_string<text:line-break/>[ 95%] Built target indi_bresserexos2<text:line-break/>[ 95%] Built target lib<text:line-break/>[ 96%] Building CXX object indi-ticfocuser-ng/CMakeFiles/indi_ticfocuser-ng.dir/TicFocuser.cpp.o<text:line-break/>[ 96%] Building CXX object indi-ticfocuser-ng/CMakeFiles/indi_ticfocuser-ng.dir/connection/driver_interfaces/TiclibInterface.cpp.o<text:line-break/>[ 96%] Building CXX object indi-ticfocuser-ng/pololu_tic_software_build_dir/cli/CMakeFiles/cli.dir/print_status.cpp.o<text:line-break/>[ 96%] Built target gui_autogen_timestamp_deps<text:line-break/>[ 96%] Building CXX object indi-ticfocuser-ng/pololu_tic_software_build_dir/cli/CMakeFiles/cli.dir/cli.cpp.o<text:line-break/>[ 96%] Building CXX object indi-ticfocuser-ng/CMakeFiles/indi_ticfocuser-ng.dir/connection/SerialConnection.cpp.o<text:line-break/>[ 96%] Building CXX object indi-ticfocuser-ng/CMakeFiles/indi_ticfocuser-ng.dir/connection/UsbConnectionBase.cpp.o<text:line-break/>[ 96%] Automatic MOC and UIC for target gui<text:line-break/>[ 96%] Building CXX object indi-ticfocuser-ng/CMakeFiles/indi_ticfocuser-ng.dir/connection/ticlib/TicBase.cpp.o<text:line-break/>[ 96%] Building CXX object indi-ticfocuser-ng/CMakeFiles/indi_ticfocuser-ng.dir/connection/ticlib/TicDefs.cpp.o<text:line-break/>[ 96%] Building CXX object indi-ticfocuser-ng/CMakeFiles/indi_ticfocuser-ng.dir/connection/ticlib/StreamSerial.cpp.o<text:line-break/>[ 96%] Building CXX object indi-ticfocuser-ng/CMakeFiles/indi_ticfocuser-ng.dir/connection/LibUsbConnection.cpp.o<text:line-break/>[ 96%] Building CXX object indi-ticfocuser-ng/CMakeFiles/indi_ticfocuser-ng.dir/connection/ticlib/TicUsb.cpp.o<text:line-break/>[ 97%] Building CXX object indi-ticfocuser-ng/CMakeFiles/indi_ticfocuser-ng.dir/connection/driver_interfaces/PololuUsbInterface.cpp.o<text:line-break/>[ 97%] Building CXX object indi-ticfocuser-ng/CMakeFiles/indi_ticfocuser-ng.dir/connection/PololuUsbConnection.cpp.o<text:line-break/>[ 97%] Linking CXX executable indi_duino<text:line-break/>[ 98%] Linking CXX executable ../../../ticcmd<text:line-break/>[ 98%] Built target cli<text:line-break/>[ 98%] Built target indi_duino<text:line-break/>[ 98%] Built target gui_autogen<text:line-break/>[ 99%] Building CXX object indi-ticfocuser-ng/pololu_tic_software_build_dir/gui/CMakeFiles/gui.dir/gui_autogen/mocs_compilation.cpp.o<text:line-break/>[ 99%] Building CXX object indi-ticfocuser-ng/pololu_tic_software_build_dir/gui/CMakeFiles/gui.dir/qt/bootloader_window.cpp.o<text:line-break/>[ 99%] Linking CXX executable indi_ticfocuser-ng<text:line-break/><text:soft-page-break/>[ 99%] Building CXX object indi-ticfocuser-ng/pololu_tic_software_build_dir/gui/CMakeFiles/gui.dir/main.cpp.o<text:line-break/>[ 99%] Building CXX object indi-ticfocuser-ng/pololu_tic_software_build_dir/gui/CMakeFiles/gui.dir/main_controller.cpp.o<text:line-break/>[ 99%] Building CXX object indi-ticfocuser-ng/pololu_tic_software_build_dir/gui/CMakeFiles/gui.dir/qt/BallScrollBar.cpp.o<text:line-break/>[ 99%] Building CXX object indi-ticfocuser-ng/pololu_tic_software_build_dir/gui/CMakeFiles/gui.dir/qt/main_window.cpp.o<text:line-break/>[ 99%] Building CXX object indi-ticfocuser-ng/pololu_tic_software_build_dir/gui/CMakeFiles/gui.dir/qt/InputWizard.cpp.o<text:line-break/>[ 99%] Built target indi_ticfocuser-ng<text:line-break/>[ 99%] Building CXX object indi-ticfocuser-ng/pololu_tic_software_build_dir/gui/CMakeFiles/gui.dir/qt/current_spin_box.cpp.o<text:line-break/>[100%] Building CXX object indi-ticfocuser-ng/pololu_tic_software_build_dir/gui/CMakeFiles/gui.dir/qt/elided_label.cpp.o<text:line-break/>[100%] Building CXX object indi-ticfocuser-ng/pololu_tic_software_build_dir/gui/CMakeFiles/gui.dir/qt/time_spin_box.cpp.o<text:line-break/>[100%] Building CXX object indi-ticfocuser-ng/pololu_tic_software_build_dir/gui/CMakeFiles/gui.dir/to_string.cpp.o<text:line-break/>[100%] Linking CXX executable ../../../ticgui<text:line-break/>[100%] Built target gui<text:line-break/>[ <text:s/>1%] Built target indi_lx200aok<text:line-break/>[ <text:s/>1%] Built target bootloader<text:line-break/>[ <text:s/>5%] Built target usbp-1<text:line-break/>[ <text:s/>9%] Built target indi_staradventurergti_telescope<text:line-break/>[ 11%] Built target indi_staradventurer2i_telescope<text:line-break/>[ 13%] Built target indi_eqmod_telescope<text:line-break/>[ 16%] Built target indi_azgti_telescope<text:line-break/>[ 19%] Built target test_eqmod<text:line-break/>[ 20%] Built target indi_sx_ccd<text:line-break/>[ 20%] Built target indi_starbook_telescope<text:line-break/>[ 20%] Built target indi_starbook_ten<text:line-break/>[ 21%] Built target indi_sx_ao<text:line-break/>[ 21%] Built target sx_ccd_test<text:line-break/>[ 21%] Built target indi_maxdomeii<text:line-break/>[ 21%] Built target indi_nexdome<text:line-break/>[ 21%] Built target indi_sx_wheel<text:line-break/>[ 23%] Built target indi_rolloffino<text:line-break/>[ 23%] Built target indi_shelyakeshel_spectrograph<text:line-break/>[ 24%] Built target indi_talon6<text:line-break/>[ 24%] Built target indi_shelyakspox_spectrograph<text:line-break/>[ 25%] Built target indi_aagcloudwatcher_ng<text:line-break/>[ 25%] Built target aagcloudwatcher_test_ng<text:line-break/>[ 27%] Built target indi_gphoto_ccd<text:line-break/>[ 27%] Built target indi_celestron_aux<text:line-break/>[ 28%] Built target gphoto_camera_test<text:line-break/>[ 29%] Built target imported_atikcameras<text:line-break/>[ 29%] Built target imported_sbig<text:line-break/>[ 29%] Built target imported_flycapture<text:line-break/>[ 30%] Built target imported_toupcam<text:line-break/>[ 34%] Built target qsiapi<text:line-break/><text:soft-page-break/>[ 38%] Built target qsiapitest<text:line-break/>[ 39%] Built target imported_altaircam<text:line-break/>[ 44%] Built target imported_bressercam<text:line-break/>[ 43%] Built target imported_nncam<text:line-break/>[ 43%] Built target imported_meadecam<text:line-break/>[ 43%] Built target imported_mallincam<text:line-break/>[ 47%] Built target qsiapidemo<text:line-break/>[ 47%] Built target imported_ogmacam<text:line-break/>[ 48%] Built target imported_starshootg<text:line-break/>[ 48%] Built target imported_omegonprocam<text:line-break/>[ 51%] Built target imported_inovasdk<text:line-break/>[ 51%] Built target imported_flipro<text:line-break/>[ 51%] Built target imported_svbonycam<text:line-break/>[ 51%] Built target imported_tscam<text:line-break/>[ 55%] Built target indi_beefocus<text:line-break/>[ 55%] Built target fli<text:line-break/>[ 55%] Built target imported_flialgo<text:line-break/>[ 56%] Built target imported_gxccd<text:line-break/>[ 58%] Built target indi_ffmv_ccd<text:line-break/>[ 58%] Built target indi_weatherradio<text:line-break/>[ 58%] Built target firmata<text:line-break/>[ 60%] Built target fishcamp<text:line-break/>[ 60%] Built target imported_ASICamera2<text:line-break/>[ 61%] Built target indi_duino_powerbox<text:line-break/>[ 62%] Built target imported_USB2ST4Conv<text:line-break/>[ 62%] Built target imported_EFWFilter<text:line-break/>[ 62%] Built target imported_EAFFocuser<text:line-break/>[ 62%] Built target imported_CAARotator<text:line-break/>[ 62%] Built target imported_qhyccd<text:line-break/>[ 62%] Built target indi_gpsd<text:line-break/>[ 73%] Built target apogee<text:line-break/>[ 75%] Built target indi_dsi_ccd<text:line-break/>[ 76%] Built target indi_gpsnmea<text:line-break/>[ 76%] Built target indi_rtklib<text:line-break/>[ 76%] Built target indi_limesdr_receiver<text:line-break/>[ 77%] Built target indi_mgenautoguider<text:line-break/>[ 77%] Built target indi_seletek_rotator<text:line-break/>[ 78%] Built target indi_dragonfly_dome<text:line-break/>[ 78%] Built target indi_dragonfly<text:line-break/>[ 78%] Built target indi_webcam_ccd<text:line-break/>[ 78%] Built target indi_beaver_dome<text:line-break/>[ 78%] Built target indi_armadillo_focus<text:line-break/>[ 78%] Built target indi_weewx_json<text:line-break/>[ 78%] Built target indi_platypus_focus<text:line-break/>[ 80%] Built target indi_nightscape_ccd<text:line-break/>[ 81%] Built target imported_mtpricoh<text:line-break/>[ 81%] Built target imported_RicohCameraSDKCpp<text:line-break/>[ 81%] Built target indi_lx200stargo<text:line-break/>[ 82%] Built target nstest<text:line-break/>[ 83%] Built target indi_avalonud_aux<text:line-break/>[ 83%] Built target indi_avalonud_telescope<text:line-break/>[ 83%] Built target indi_avalonud_focuser<text:line-break/>[ 86%] Built target imported_PlayerOneCamera<text:line-break/>[ 86%] Built target imported_PlayerOnePW<text:line-break/>[ 86%] Built target udev_rules<text:line-break/>[ 88%] Built target pktriggercord<text:line-break/>[ 88%] Built target imported_SVBCameraSDK<text:line-break/>[ 89%] Built target imported_oasisfocuser<text:line-break/>[ 90%] Built target indi_orion_ssg3_ccd<text:line-break/><text:soft-page-break/>[ 90%] Built target indi_bresserexos2<text:line-break/>[ 90%] Built target imported_oasisfilterwheel<text:line-break/>[ 90%] Built target indi_openogma<text:line-break/>[ 90%] Built target blink_pin<text:line-break/>[ 90%] Built target read_digital_pin<text:line-break/>[ 90%] Built target indi_ocs<text:line-break/>[ 93%] Built target lib<text:line-break/>[ 94%] Built target ask_digital_pin<text:line-break/>[ 94%] Built target read_analog_pin<text:line-break/>[ 94%] Built target ask_analog_pin<text:line-break/>[ 95%] Built target read_string<text:line-break/>[ 95%] Built target indi_duino<text:line-break/>[ 95%] Built target gui_autogen_timestamp_deps<text:line-break/>[ 96%] Built target cli<text:line-break/>[ 98%] Built target indi_ticfocuser-ng<text:line-break/>[ 98%] Built target gui_autogen<text:line-break/>[100%] Built target gui<text:line-break/>Install the project...<text:line-break/>-- Install configuration: "Debug"<text:line-break/>-- Installing: /usr/include/libusbp-1/libusbp.h<text:line-break/>-- Installing: /usr/include/libusbp-1/libusbp.hpp<text:line-break/>-- Installing: /usr/lib/pkgconfig/libusbp-1.pc<text:line-break/>-- Installing: /usr/lib/libusbp-1.a<text:line-break/>-- Installing: /usr/include/libpololu-tic-1/tic.h<text:line-break/>-- Installing: /usr/include/libpololu-tic-1/tic.hpp<text:line-break/>-- Installing: /usr/include/libpololu-tic-1/tic_protocol.h<text:line-break/>-- Installing: /usr/lib/pkgconfig/libpololu-tic-1.pc<text:line-break/>-- Installing: /usr/lib/libpololu-tic-1.so.1.8.3<text:line-break/>-- Installing: /usr/lib/libpololu-tic-1.so<text:line-break/>-- Installing: /usr/bin/ticcmd<text:line-break/>-- Set non-toolchain portion of runtime path of "/usr/bin/ticcmd" to ""<text:line-break/>-- Installing: /usr/bin/ticgui<text:line-break/>-- Set non-toolchain portion of runtime path of "/usr/bin/ticgui" to ""<text:line-break/>-- Installing: /usr/bin/indi_ticfocuser-ng<text:line-break/>-- Set non-toolchain portion of runtime path of "/usr/bin/indi_ticfocuser-ng" to ""<text:line-break/>-- Installing: /usr/share/indi/indi_ticfocuser-ng.xml<text:line-break/>-- Installing: /usr/bin/indi_eqmod_telescope<text:line-break/>-- Installing: /usr/share/indi/indi_eqmod.xml<text:line-break/>-- Installing: /usr/share/indi/indi_eqmod_sk.xml<text:line-break/>-- Installing: /usr/share/indi/indi_eqmod_simulator_sk.xml<text:line-break/>-- Installing: /usr/share/indi/indi_align_sk.xml<text:line-break/>-- Installing: /usr/share/indi/indi_eqmod_scope_limits_sk.xml<text:line-break/>-- Installing: /usr/bin/indi_azgti_telescope<text:line-break/>-- Installing: /usr/bin/indi_staradventurergti_telescope<text:line-break/>-- Installing: /usr/bin/indi_staradventurer2i_telescope<text:line-break/>-- Installing: /usr/bin/indi_lx200aok<text:line-break/>-- Installing: /usr/share/indi/indi_aok.xml<text:line-break/>-- Installing: /usr/bin/indi_starbook_telescope<text:line-break/>-- Installing: /usr/share/indi/indi_starbook_telescope.xml<text:line-break/>-- Installing: /usr/bin/indi_starbook_ten<text:line-break/>-- Installing: /usr/share/indi/indi_starbook_ten.xml<text:line-break/>-- Installing: /usr/bin/indi_sx_ccd<text:line-break/>-- Installing: /usr/bin/indi_sx_wheel<text:line-break/>-- Installing: /usr/bin/indi_sx_ao<text:line-break/>-- Installing: /usr/bin/sx_ccd_test<text:line-break/>-- Installing: /usr/share/indi/indi_sx.xml<text:line-break/>-- Installing: /lib/udev/rules.d/99-sx.rules<text:line-break/>-- Installing: /usr/bin/indi_maxdomeii<text:line-break/>-- Installing: /usr/share/indi/indi_maxdomeii.xml<text:line-break/><text:soft-page-break/>-- Installing: /usr/bin/indi_nexdome<text:line-break/>-- Installing: /usr/share/indi/indi_nexdome.xml<text:line-break/>-- Installing: /usr/bin/indi_talon6<text:line-break/>-- Installing: /usr/share/indi/indi_talon6.xml<text:line-break/>-- Installing: /usr/bin/indi_rolloffino<text:line-break/>-- Installing: /usr/share/indi/indi_rolloffino.xml<text:line-break/>-- Installing: /usr/bin/indi_shelyakeshel_spectrograph<text:line-break/>-- Installing: /usr/bin/indi_shelyakspox_spectrograph<text:line-break/>-- Installing: /usr/share/indi/indi_shelyak.xml<text:line-break/>-- Installing: /usr/bin/indi_aagcloudwatcher_ng<text:line-break/>-- Installing: /usr/bin/aagcloudwatcher_test_ng<text:line-break/>-- Installing: /usr/share/indi/indi_aagcloudwatcher_ng.xml<text:line-break/>-- Installing: /usr/share/indi/indi_aagcloudwatcher_ng_sk.xml<text:line-break/>-- Installing: /usr/bin/indi_celestron_aux<text:line-break/>-- Installing: /usr/share/indi/indi_celestronaux.xml<text:line-break/>-- Installing: /usr/bin/indi_gphoto_ccd<text:line-break/>-- Installing: /usr/share/indi/indi_gphoto.xml<text:line-break/>-- Installing: /usr/bin/gphoto_camera_test<text:line-break/>-- Installing: /lib/udev/rules.d/85-disable-dslr-automout.rules<text:line-break/>-- Installing: /usr/include/qsiapi.h<text:line-break/>-- Installing: /usr/include/QSIError.h<text:line-break/>-- Installing: /usr/lib/x86_64-linux-gnu/libqsiapi.so.7.6.1<text:line-break/>-- Installing: /usr/lib/x86_64-linux-gnu/libqsiapi.so.7<text:line-break/>-- Installing: /usr/lib/x86_64-linux-gnu/libqsiapi.so<text:line-break/>-- Installing: /usr/bin/qsiapitest<text:line-break/>-- Installing: /usr/bin/qsiapidemo<text:line-break/>-- Installing: /lib/udev/rules.d/51-sbig-debian.rules<text:line-break/>-- Installing: /usr/include/libsbig/sbigudrv.h<text:line-break/>-- Installing: /lib/firmware/sbigucam.hex<text:line-break/>-- Installing: /lib/firmware/sbiglcam.hex<text:line-break/>-- Installing: /lib/firmware/sbigfcam.hex<text:line-break/>-- Installing: /lib/firmware/sbigpcam.hex<text:line-break/>-- Installing: /lib/firmware/stfga.bin<text:line-break/>-- Installing: /usr/lib/x86_64-linux-gnu/libsbig.so<text:line-break/>-- Installing: /usr/lib/x86_64-linux-gnu/libsbig.so.4<text:line-break/>-- Installing: /usr/lib/x86_64-linux-gnu/libsbig.so.4.9.9<text:line-break/>-- Installing: /lib/udev/rules.d/99-atik.rules<text:line-break/>-- Installing: /usr/lib/x86_64-linux-gnu/libatikcameras.so<text:line-break/>-- Installing: /usr/lib/x86_64-linux-gnu/libatikcameras.so.2<text:line-break/>-- Installing: /usr/lib/x86_64-linux-gnu/libatikcameras.so.2.2.22<text:line-break/>-- Installing: /usr/lib/x86_64-linux-gnu/libflycapture.so<text:line-break/>-- Installing: /usr/lib/x86_64-linux-gnu/libflycapture.so.2<text:line-break/>-- Installing: /usr/lib/x86_64-linux-gnu/libflycapture.so.2.13.3.31<text:line-break/>-- Installing: /usr/include/libatik/AtikCameras.h<text:line-break/>-- Installing: /usr/include/libatik/AtikDefs.h<text:line-break/>-- Installing: /lib/udev/rules.d/99-toupcam.rules<text:line-break/>-- Installing: /usr/include/libtoupcam/toupcam.h<text:line-break/>-- Installing: /usr/lib/x86_64-linux-gnu/libtoupcam.so<text:line-break/>-- Installing: /usr/lib/x86_64-linux-gnu/libtoupcam.so.59<text:line-break/>-- Installing: /usr/lib/x86_64-linux-gnu/libtoupcam.so.59.30594<text:line-break/>-- Installing: /lib/udev/rules.d/99-altaircam.rules<text:line-break/>-- Installing: /usr/include/libaltaircam/altaircam.h<text:line-break/>-- Installing: /usr/lib/x86_64-linux-gnu/libaltaircam.so<text:line-break/>-- Installing: /usr/lib/x86_64-linux-gnu/libaltaircam.so.59<text:line-break/>-- Installing: /usr/lib/x86_64-linux-gnu/libaltaircam.so.59.30594<text:line-break/>-- Installing: /lib/udev/rules.d/99-bressercam.rules<text:line-break/>-- Installing: /usr/include/libbressercam/bressercam.h<text:line-break/>-- Installing: /usr/lib/x86_64-linux-gnu/libbressercam.so<text:line-break/>-- Installing: /usr/lib/x86_64-linux-gnu/libbressercam.so.59<text:line-break/><text:soft-page-break/>-- Installing: /usr/lib/x86_64-linux-gnu/libbressercam.so.59.30594<text:line-break/>-- Installing: /lib/udev/rules.d/99-mallincam.rules<text:line-break/>-- Installing: /usr/include/libmallincam/mallincam.h<text:line-break/>-- Installing: /usr/lib/x86_64-linux-gnu/libmallincam.so<text:line-break/>-- Installing: /usr/lib/x86_64-linux-gnu/libmallincam.so.59<text:line-break/>-- Installing: /usr/lib/x86_64-linux-gnu/libmallincam.so.59.30594<text:line-break/>-- Installing: /lib/udev/rules.d/99-meadecam.rules<text:line-break/>-- Installing: /usr/include/libmeadecam/meadecam.h<text:line-break/>-- Installing: /usr/lib/x86_64-linux-gnu/libmeadecam.so<text:line-break/>-- Installing: /usr/lib/x86_64-linux-gnu/libmeadecam.so.59<text:line-break/>-- Installing: /usr/lib/x86_64-linux-gnu/libmeadecam.so.59.30594<text:line-break/>-- Installing: /lib/udev/rules.d/99-nncam.rules<text:line-break/>-- Installing: /usr/include/libnncam/nncam.h<text:line-break/>-- Installing: /usr/lib/x86_64-linux-gnu/libnncam.so<text:line-break/>-- Installing: /usr/lib/x86_64-linux-gnu/libnncam.so.59<text:line-break/>-- Installing: /usr/lib/x86_64-linux-gnu/libnncam.so.59.30594<text:line-break/>-- Installing: /lib/udev/rules.d/99-ogmacam.rules<text:line-break/>-- Installing: /usr/include/libogmacam/ogmacam.h<text:line-break/>-- Installing: /usr/lib/x86_64-linux-gnu/libogmacam.so<text:line-break/>-- Installing: /usr/lib/x86_64-linux-gnu/libogmacam.so.59<text:line-break/>-- Installing: /usr/lib/x86_64-linux-gnu/libogmacam.so.59.30594<text:line-break/>-- Installing: /lib/udev/rules.d/99-omegonprocam.rules<text:line-break/>-- Installing: /usr/include/libomegonprocam/omegonprocam.h<text:line-break/>-- Installing: /usr/lib/x86_64-linux-gnu/libomegonprocam.so<text:line-break/>-- Installing: /usr/lib/x86_64-linux-gnu/libomegonprocam.so.59<text:line-break/>-- Installing: /usr/lib/x86_64-linux-gnu/libomegonprocam.so.59.30594<text:line-break/>-- Installing: /lib/udev/rules.d/99-starshootg.rules<text:line-break/>-- Installing: /usr/include/libstarshootg/starshootg.h<text:line-break/>-- Installing: /usr/lib/x86_64-linux-gnu/libstarshootg.so<text:line-break/>-- Installing: /usr/lib/x86_64-linux-gnu/libstarshootg.so.59<text:line-break/>-- Installing: /usr/lib/x86_64-linux-gnu/libstarshootg.so.59.30594<text:line-break/>-- Installing: /lib/udev/rules.d/99-tscam.rules<text:line-break/>-- Installing: /usr/include/libtscam/tscam.h<text:line-break/>-- Installing: /usr/lib/x86_64-linux-gnu/libtscam.so<text:line-break/>-- Installing: /usr/lib/x86_64-linux-gnu/libtscam.so.59<text:line-break/>-- Installing: /usr/lib/x86_64-linux-gnu/libtscam.so.59.30594<text:line-break/>-- Installing: /lib/udev/rules.d/99-svbonycam.rules<text:line-break/>-- Installing: /usr/include/libsvbonycam/svbonycam.h<text:line-break/>-- Installing: /usr/lib/x86_64-linux-gnu/libsvbonycam.so<text:line-break/>-- Installing: /usr/lib/x86_64-linux-gnu/libsvbonycam.so.57<text:line-break/>-- Installing: /usr/lib/x86_64-linux-gnu/libsvbonycam.so.57.27348<text:line-break/>-- Installing: /usr/bin/indi_beefocus<text:line-break/>-- Installing: /usr/share/indi/indi_beefocus.xml<text:line-break/>-- Installing: /lib/udev/rules.d/99-inovaplx.rules<text:line-break/>-- Installing: /usr/include/inovasdk/inovasdk.h<text:line-break/>-- Installing: /usr/lib/x86_64-linux-gnu/libinovasdk.so<text:line-break/>-- Installing: /usr/lib/x86_64-linux-gnu/libinovasdk.so.1<text:line-break/>-- Installing: /usr/lib/x86_64-linux-gnu/libinovasdk.so.1.3.6<text:line-break/>-- Installing: /usr/include/libfli.h<text:line-break/>-- Installing: /usr/lib/x86_64-linux-gnu/libfli.so.2.0<text:line-break/>-- Installing: /usr/lib/x86_64-linux-gnu/libfli.so.2<text:line-break/>-- Installing: /usr/lib/x86_64-linux-gnu/libfli.so<text:line-break/>-- Installing: /lib/udev/rules.d/99-fli.rules<text:line-break/>-- Installing: /usr/include/libflipro.h<text:line-break/>-- Installing: /usr/lib/x86_64-linux-gnu/libflipro.so<text:line-break/>-- Installing: /usr/lib/x86_64-linux-gnu/libflipro.so.2<text:line-break/>-- Installing: /usr/lib/x86_64-linux-gnu/libflipro.so.2.1.4<text:line-break/>-- Installing: /usr/lib/x86_64-linux-gnu/libflialgo.so<text:line-break/>-- Installing: /usr/lib/x86_64-linux-gnu/libflialgo.so.2<text:line-break/><text:soft-page-break/>-- Installing: /usr/lib/x86_64-linux-gnu/libflialgo.so.2.1.4<text:line-break/>-- Installing: /usr/lib/x86_64-linux-gnu/libapogee.so.3.2<text:line-break/>-- Installing: /usr/lib/x86_64-linux-gnu/libapogee.so.3<text:line-break/>-- Installing: /usr/lib/x86_64-linux-gnu/libapogee.so<text:line-break/>-- Installing: /usr/include/libapogee/Alta.h<text:line-break/>-- Installing: /usr/include/libapogee/AltaCcdAcqParams.h<text:line-break/>-- Installing: /usr/include/libapogee/AltaData.h<text:line-break/>-- Installing: /usr/include/libapogee/AltaEthernetIo.h<text:line-break/>-- Installing: /usr/include/libapogee/AltaF.h<text:line-break/>-- Installing: /usr/include/libapogee/AltaIo.h<text:line-break/>-- Installing: /usr/include/libapogee/AltaModeFsm.h<text:line-break/>-- Installing: /usr/include/libapogee/AltaUsbIo.h<text:line-break/>-- Installing: /usr/include/libapogee/ApgLogger.h<text:line-break/>-- Installing: /usr/include/libapogee/ApgTimer.h<text:line-break/>-- Installing: /usr/include/libapogee/ApnCamData.h<text:line-break/>-- Installing: /usr/include/libapogee/ApnUsbSys.h<text:line-break/>-- Installing: /usr/include/libapogee/ApogeeCam.h<text:line-break/>-- Installing: /usr/include/libapogee/ApogeeFilterWheel.h<text:line-break/>-- Installing: /usr/include/libapogee/Ascent.h<text:line-break/>-- Installing: /usr/include/libapogee/AscentBasedIo.h<text:line-break/>-- Installing: /usr/include/libapogee/AscentBasedUsbIo.h<text:line-break/>-- Installing: /usr/include/libapogee/AscentData.h<text:line-break/>-- Installing: /usr/include/libapogee/Aspen.h<text:line-break/>-- Installing: /usr/include/libapogee/AspenData.h<text:line-break/>-- Installing: /usr/include/libapogee/AspenEthernetIo.h<text:line-break/>-- Installing: /usr/include/libapogee/AspenFx2.h<text:line-break/>-- Installing: /usr/include/libapogee/AspenIo.h<text:line-break/>-- Installing: /usr/include/libapogee/AspenUsbIo.h<text:line-break/>-- Installing: /usr/include/libapogee/COMHelper.h<text:line-break/>-- Installing: /usr/include/libapogee/CamCfgMatrix.h<text:line-break/>-- Installing: /usr/include/libapogee/CamGen2Base.h<text:line-break/>-- Installing: /usr/include/libapogee/CamGen2CcdAcqParams.h<text:line-break/>-- Installing: /usr/include/libapogee/CamGen2ModeFsm.h<text:line-break/>-- Installing: /usr/include/libapogee/CamHelpers.h<text:line-break/>-- Installing: /usr/include/libapogee/CamRegMirror.h<text:line-break/>-- Installing: /usr/include/libapogee/CamUsbIo.h<text:line-break/>-- Installing: /usr/include/libapogee/CameraInfo.h<text:line-break/>-- Installing: /usr/include/libapogee/CameraIo.h<text:line-break/>-- Installing: /usr/include/libapogee/CameraStatusRegs.h<text:line-break/>-- Installing: /usr/include/libapogee/CcdAcqParams.h<text:line-break/>-- Installing: /usr/include/libapogee/DefDllExport.h<text:line-break/>-- Installing: /usr/include/libapogee/DeviceStrHelpers.h<text:line-break/>-- Installing: /usr/include/libapogee/FilterWheelIo.h<text:line-break/>-- Installing: /usr/include/libapogee/FindDeviceEthernet.h<text:line-break/>-- Installing: /usr/include/libapogee/FindDeviceUsb.h<text:line-break/>-- Installing: /usr/include/libapogee/HiC.h<text:line-break/>-- Installing: /usr/include/libapogee/IAltaSerialPortIo.h<text:line-break/>-- Installing: /usr/include/libapogee/ICamIo.h<text:line-break/>-- Installing: /usr/include/libapogee/ILog.h<text:line-break/>-- Installing: /usr/include/libapogee/ITimer.h<text:line-break/>-- Installing: /usr/include/libapogee/IUsb.h<text:line-break/>-- Installing: /usr/include/libapogee/ImgFix.h<text:line-break/>-- Installing: /usr/include/libapogee/LoggerException.h<text:line-break/>-- Installing: /usr/include/libapogee/ModeFsm.h<text:line-break/>-- Installing: /usr/include/libapogee/PlatformData.h<text:line-break/>-- Installing: /usr/include/libapogee/PromFx2Io.h<text:line-break/>-- Installing: /usr/include/libapogee/Quad.h<text:line-break/>-- Installing: /usr/include/libapogee/UdpSocketBase.h<text:line-break/>-- Installing: /usr/include/libapogee/apgHelper.h<text:line-break/><text:soft-page-break/>-- Installing: /usr/include/libapogee/doc.h<text:line-break/>-- Installing: /usr/include/libapogee/helpers.h<text:line-break/>-- Installing: /usr/include/libapogee/libCurlWrap.h<text:line-break/>-- Installing: /usr/include/libapogee/parseCfgTabDelim.h<text:line-break/>-- Installing: /usr/include/libapogee/resource.h<text:line-break/>-- Installing: /usr/include/libapogee/versionNo.h<text:line-break/>-- Installing: /etc/Apogee/camera/A12HC.txt<text:line-break/>-- Installing: /etc/Apogee/camera/A12HR.txt<text:line-break/>-- Installing: /etc/Apogee/camera/A12HS.txt<text:line-break/>-- Installing: /etc/Apogee/camera/A16HR.txt<text:line-break/>-- Installing: /etc/Apogee/camera/A16HS.txt<text:line-break/>-- Installing: /etc/Apogee/camera/A694S.txt<text:line-break/>-- Installing: /etc/Apogee/camera/A694V.txt<text:line-break/>-- Installing: /etc/Apogee/camera/AR2.txt<text:line-break/>-- Installing: /etc/Apogee/camera/AR2D.txt<text:line-break/>-- Installing: /etc/Apogee/camera/AR2F.txt<text:line-break/>-- Installing: /etc/Apogee/camera/AR2FD.txt<text:line-break/>-- Installing: /etc/Apogee/camera/AR2Fa.txt<text:line-break/>-- Installing: /etc/Apogee/camera/AR2S.txt<text:line-break/>-- Installing: /etc/Apogee/camera/AR2V.txt<text:line-break/>-- Installing: /etc/Apogee/camera/AR2Vb.txt<text:line-break/>-- Installing: /etc/Apogee/camera/AR2a.txt<text:line-break/>-- Installing: /etc/Apogee/camera/AR4.txt<text:line-break/>-- Installing: /etc/Apogee/camera/AR4D.txt<text:line-break/>-- Installing: /etc/Apogee/camera/AR4F.txt<text:line-break/>-- Installing: /etc/Apogee/camera/AR4FD.txt<text:line-break/>-- Installing: /etc/Apogee/camera/AR4Fb.txt<text:line-break/>-- Installing: /etc/Apogee/camera/AR4V.txt<text:line-break/>-- Installing: /etc/Apogee/camera/AR4Vb.txt<text:line-break/>-- Installing: /etc/Apogee/camera/AR5.txt<text:line-break/>-- Installing: /etc/Apogee/camera/AR5F.txt<text:line-break/>-- Installing: /etc/Apogee/camera/AR5FL.txt<text:line-break/>-- Installing: /etc/Apogee/camera/AR5L.txt<text:line-break/>-- Installing: /etc/Apogee/camera/AR5V.txt<text:line-break/>-- Installing: /etc/Apogee/camera/AS2.txt<text:line-break/>-- Installing: /etc/Apogee/camera/AS2S.txt<text:line-break/>-- Installing: /etc/Apogee/camera/AS4.txt<text:line-break/>-- Installing: /etc/Apogee/camera/AS5.txt<text:line-break/>-- Installing: /etc/Apogee/camera/AS5F.txt<text:line-break/>-- Installing: /etc/Apogee/camera/AS5S.txt<text:line-break/>-- Installing: /etc/Apogee/camera/AV1.txt<text:line-break/>-- Installing: /etc/Apogee/camera/AV2.txt<text:line-break/>-- Installing: /etc/Apogee/camera/AV2S.txt<text:line-break/>-- Installing: /etc/Apogee/camera/AV2V.txt<text:line-break/>-- Installing: /etc/Apogee/camera/AV2Vb.txt<text:line-break/>-- Installing: /etc/Apogee/camera/AV4A.txt<text:line-break/>-- Installing: /etc/Apogee/camera/AV4B.txt<text:line-break/>-- Installing: /etc/Apogee/camera/AV4D.txt<text:line-break/>-- Installing: /etc/Apogee/camera/AV4E.txt<text:line-break/>-- Installing: /etc/Apogee/camera/AV4V.txt<text:line-break/>-- Installing: /etc/Apogee/camera/AV4Vb.txt<text:line-break/>-- Installing: /etc/Apogee/camera/AV5.txt<text:line-break/>-- Installing: /etc/Apogee/camera/AV5S.txt<text:line-break/>-- Installing: /etc/Apogee/camera/AV5V.txt<text:line-break/>-- Installing: /etc/Apogee/camera/AV6.txt<text:line-break/>-- Installing: /etc/Apogee/camera/AV7.txt<text:line-break/>-- Installing: /etc/Apogee/camera/CG42AIMOV.txt<text:line-break/>-- Installing: /etc/Apogee/camera/CG42NIMOV.txt<text:line-break/>-- Installing: /etc/Apogee/camera/CG47V.txt<text:line-break/><text:soft-page-break/>-- Installing: /etc/Apogee/camera/F10140V.txt<text:line-break/>-- Installing: /etc/Apogee/camera/F16HR1.txt<text:line-break/>-- Installing: /etc/Apogee/camera/F16HR1B.txt<text:line-break/>-- Installing: /etc/Apogee/camera/F16HS1.txt<text:line-break/>-- Installing: /etc/Apogee/camera/F16HS1B.txt<text:line-break/>-- Installing: /etc/Apogee/camera/F29050S.txt<text:line-break/>-- Installing: /etc/Apogee/camera/F29050V.txt<text:line-break/>-- Installing: /etc/Apogee/camera/F3041V.txt<text:line-break/>-- Installing: /etc/Apogee/camera/F30V.txt<text:line-break/>-- Installing: /etc/Apogee/camera/F30VAIMO.txt<text:line-break/>-- Installing: /etc/Apogee/camera/F4000V.txt<text:line-break/>-- Installing: /etc/Apogee/camera/F47DDV.txt<text:line-break/>-- Installing: /etc/Apogee/camera/F47V12.txt<text:line-break/>-- Installing: /etc/Apogee/camera/F6V.txt<text:line-break/>-- Installing: /etc/Apogee/camera/F77V.txt<text:line-break/>-- Installing: /etc/Apogee/camera/FA674R.txt<text:line-break/>-- Installing: /etc/Apogee/camera/FA694R.txt<text:line-break/>-- Installing: /etc/Apogee/camera/FA814R.txt<text:line-break/>-- Installing: /etc/Apogee/camera/FAD674R.txt<text:line-break/>-- Installing: /etc/Apogee/camera/FAD694R.txt<text:line-break/>-- Installing: /etc/Apogee/camera/FAD814R.txt<text:line-break/>-- Installing: /etc/Apogee/camera/FCG16070.txt<text:line-break/>-- Installing: /etc/Apogee/camera/FCG16M.txt<text:line-break/>-- Installing: /etc/Apogee/camera/FCG285.txt<text:line-break/>-- Installing: /etc/Apogee/camera/FCG285A.txt<text:line-break/>-- Installing: /etc/Apogee/camera/FCG42.txt<text:line-break/>-- Installing: /etc/Apogee/camera/FCG42S.txt<text:line-break/>-- Installing: /etc/Apogee/camera/FCG6.txt<text:line-break/>-- Installing: /etc/Apogee/camera/FCG77.txt<text:line-break/>-- Installing: /etc/Apogee/camera/FCG77REGA.txt<text:line-break/>-- Installing: /etc/Apogee/camera/FCG77S.txt<text:line-break/>-- Installing: /etc/Apogee/camera/FCG77SREGA.txt<text:line-break/>-- Installing: /etc/Apogee/camera/FCG8300.txt<text:line-break/>-- Installing: /etc/Apogee/camera/FCG8300S.txt<text:line-break/>-- Installing: /etc/Apogee/camera/FEHR1AQ.txt<text:line-break/>-- Installing: /etc/Apogee/camera/FEHR1BQ.txt<text:line-break/>-- Installing: /etc/Apogee/camera/FEHR2c.txt<text:line-break/>-- Installing: /etc/Apogee/camera/FEHR2i.txt<text:line-break/>-- Installing: /etc/Apogee/camera/FEHS1A.txt<text:line-break/>-- Installing: /etc/Apogee/camera/FEHS1B.txt<text:line-break/>-- Installing: /etc/Apogee/camera/FEHS2c.txt<text:line-break/>-- Installing: /etc/Apogee/camera/FEHS2i.txt<text:line-break/>-- Installing: /etc/Apogee/camera/FEV1.txt<text:line-break/>-- Installing: /etc/Apogee/camera/FEV2.txt<text:line-break/>-- Installing: /etc/Apogee/camera/FF10140S.txt<text:line-break/>-- Installing: /etc/Apogee/camera/FF1109R.txt<text:line-break/>-- Installing: /etc/Apogee/camera/FF16000R.txt<text:line-break/>-- Installing: /etc/Apogee/camera/FF16000R2.txt<text:line-break/>-- Installing: /etc/Apogee/camera/FF16000S.txt<text:line-break/>-- Installing: /etc/Apogee/camera/FF29050R.txt<text:line-break/>-- Installing: /etc/Apogee/camera/FF30R.txt<text:line-break/>-- Installing: /etc/Apogee/camera/FF30S.txt<text:line-break/>-- Installing: /etc/Apogee/camera/FF4000R.txt<text:line-break/>-- Installing: /etc/Apogee/camera/FF4000S.txt<text:line-break/>-- Installing: /etc/Apogee/camera/FF42R.txt<text:line-break/>-- Installing: /etc/Apogee/camera/FF47R.txt<text:line-break/>-- Installing: /etc/Apogee/camera/FF47R12.txt<text:line-break/>-- Installing: /etc/Apogee/camera/FF47S12.txt<text:line-break/>-- Installing: /etc/Apogee/camera/FF50100RD.txt<text:line-break/><text:soft-page-break/>-- Installing: /etc/Apogee/camera/FF50100S.txt<text:line-break/>-- Installing: /etc/Apogee/camera/FF6R.txt<text:line-break/>-- Installing: /etc/Apogee/camera/FF6RA.txt<text:line-break/>-- Installing: /etc/Apogee/camera/FF6S.txt<text:line-break/>-- Installing: /etc/Apogee/camera/FF77R.txt<text:line-break/>-- Installing: /etc/Apogee/camera/FF77S.txt<text:line-break/>-- Installing: /etc/Apogee/camera/FF8300R.txt<text:line-break/>-- Installing: /etc/Apogee/camera/FF9R.txt<text:line-break/>-- Installing: /etc/Apogee/camera/FF9S.txt<text:line-break/>-- Installing: /etc/Apogee/camera/FKHR1A.txt<text:line-break/>-- Installing: /etc/Apogee/camera/FKHR1At.txt<text:line-break/>-- Installing: /etc/Apogee/camera/FKHR1B.txt<text:line-break/>-- Installing: /etc/Apogee/camera/FKHR1B8.txt<text:line-break/>-- Installing: /etc/Apogee/camera/FKHR1D.txt<text:line-break/>-- Installing: /etc/Apogee/camera/FKHR1Db.txt<text:line-break/>-- Installing: /etc/Apogee/camera/FKHR1c.txt<text:line-break/>-- Installing: /etc/Apogee/camera/FKHR1i.txt<text:line-break/>-- Installing: /etc/Apogee/camera/FKHR3c8.txt<text:line-break/>-- Installing: /etc/Apogee/camera/FKHR3i.txt<text:line-break/>-- Installing: /etc/Apogee/camera/FKHR4AQ.txt<text:line-break/>-- Installing: /etc/Apogee/camera/FKHR4BQ.txt<text:line-break/>-- Installing: /etc/Apogee/camera/FKHR5A.txt<text:line-break/>-- Installing: /etc/Apogee/camera/FKHR5B.txt<text:line-break/>-- Installing: /etc/Apogee/camera/FKHR5C.txt<text:line-break/>-- Installing: /etc/Apogee/camera/FKHR6A.txt<text:line-break/>-- Installing: /etc/Apogee/camera/FKHR6B.txt<text:line-break/>-- Installing: /etc/Apogee/camera/FKHR6C.txt<text:line-break/>-- Installing: /etc/Apogee/camera/FKHS1.txt<text:line-break/>-- Installing: /etc/Apogee/camera/FKHS1A.txt<text:line-break/>-- Installing: /etc/Apogee/camera/FKHS1B.txt<text:line-break/>-- Installing: /etc/Apogee/camera/FKHS1B8.txt<text:line-break/>-- Installing: /etc/Apogee/camera/FKHS1c.txt<text:line-break/>-- Installing: /etc/Apogee/camera/FKHS1i.txt<text:line-break/>-- Installing: /etc/Apogee/camera/FKHS3c8.txt<text:line-break/>-- Installing: /etc/Apogee/camera/FKHS3i.txt<text:line-break/>-- Installing: /etc/Apogee/camera/FKHS4.txt<text:line-break/>-- Installing: /etc/Apogee/camera/FKHS5.txt<text:line-break/>-- Installing: /etc/Apogee/camera/FKHS6.txt<text:line-break/>-- Installing: /etc/Apogee/camera/FKV1.txt<text:line-break/>-- Installing: /etc/Apogee/camera/FKV1B.txt<text:line-break/>-- Installing: /etc/Apogee/camera/FKV3.txt<text:line-break/>-- Installing: /etc/Apogee/camera/FKV4.txt<text:line-break/>-- Installing: /etc/Apogee/camera/FKV5.txt<text:line-break/>-- Installing: /etc/Apogee/camera/FKV6.txt<text:line-break/>-- Installing: /etc/Apogee/camera/FKV6B.txt<text:line-break/>-- Installing: /etc/Apogee/camera/FM12HC.txt<text:line-break/>-- Installing: /etc/Apogee/camera/FM12HR.txt<text:line-break/>-- Installing: /etc/Apogee/camera/FM12HS.txt<text:line-break/>-- Installing: /etc/Apogee/camera/FM16HR3.txt<text:line-break/>-- Installing: /etc/Apogee/camera/FM16HS1.txt<text:line-break/>-- Installing: /etc/Apogee/camera/FR2.txt<text:line-break/>-- Installing: /etc/Apogee/camera/FR230.txt<text:line-break/>-- Installing: /etc/Apogee/camera/FR230b.txt<text:line-break/>-- Installing: /etc/Apogee/camera/FR2F.txt<text:line-break/>-- Installing: /etc/Apogee/camera/FR3041.txt<text:line-break/>-- Installing: /etc/Apogee/camera/FS230.txt<text:line-break/>-- Installing: /etc/Apogee/camera/FS230b.txt<text:line-break/>-- Installing: /etc/Apogee/camera/FS3041.txt<text:line-break/>-- Installing: /etc/Apogee/camera/FV1.txt<text:line-break/><text:soft-page-break/>-- Installing: /etc/Apogee/camera/FV1B.txt<text:line-break/>-- Installing: /etc/Apogee/camera/H12HC.txt<text:line-break/>-- Installing: /etc/Apogee/camera/H12HCi.txt<text:line-break/>-- Installing: /etc/Apogee/camera/H12HR.txt<text:line-break/>-- Installing: /etc/Apogee/camera/H12HRi.txt<text:line-break/>-- Installing: /etc/Apogee/camera/H12HS.txt<text:line-break/>-- Installing: /etc/Apogee/camera/H12HSi.txt<text:line-break/>-- Installing: /etc/Apogee/camera/H16HR.txt<text:line-break/>-- Installing: /etc/Apogee/camera/H16HRi.txt<text:line-break/>-- Installing: /etc/Apogee/camera/H16HS.txt<text:line-break/>-- Installing: /etc/Apogee/camera/H16HSi.txt<text:line-break/>-- Installing: /etc/Apogee/camera/HV1.txt<text:line-break/>-- Installing: /etc/Apogee/camera/K12HC2.txt<text:line-break/>-- Installing: /etc/Apogee/camera/K12HC2B.txt<text:line-break/>-- Installing: /etc/Apogee/camera/K12HC3.txt<text:line-break/>-- Installing: /etc/Apogee/camera/K12HC3i.txt<text:line-break/>-- Installing: /etc/Apogee/camera/K12HC4.txt<text:line-break/>-- Installing: /etc/Apogee/camera/K12HC5.txt<text:line-break/>-- Installing: /etc/Apogee/camera/K12HC5B.txt<text:line-break/>-- Installing: /etc/Apogee/camera/K12HC7.txt<text:line-break/>-- Installing: /etc/Apogee/camera/K12HC9.txt<text:line-break/>-- Installing: /etc/Apogee/camera/K12HR10B.txt<text:line-break/>-- Installing: /etc/Apogee/camera/K12HR2.txt<text:line-break/>-- Installing: /etc/Apogee/camera/K12HR2B.txt<text:line-break/>-- Installing: /etc/Apogee/camera/K12HR3.txt<text:line-break/>-- Installing: /etc/Apogee/camera/K12HR3i.txt<text:line-break/>-- Installing: /etc/Apogee/camera/K12HR4.txt<text:line-break/>-- Installing: /etc/Apogee/camera/K12HR5.txt<text:line-break/>-- Installing: /etc/Apogee/camera/K12HR5B.txt<text:line-break/>-- Installing: /etc/Apogee/camera/K12HR6.txt<text:line-break/>-- Installing: /etc/Apogee/camera/K12HR6B.txt<text:line-break/>-- Installing: /etc/Apogee/camera/K12HR6B2.txt<text:line-break/>-- Installing: /etc/Apogee/camera/K12HR7.txt<text:line-break/>-- Installing: /etc/Apogee/camera/K12HR9.txt<text:line-break/>-- Installing: /etc/Apogee/camera/K12HS10B.txt<text:line-break/>-- Installing: /etc/Apogee/camera/K12HS2.txt<text:line-break/>-- Installing: /etc/Apogee/camera/K12HS2B.txt<text:line-break/>-- Installing: /etc/Apogee/camera/K12HS3.txt<text:line-break/>-- Installing: /etc/Apogee/camera/K12HS3i.txt<text:line-break/>-- Installing: /etc/Apogee/camera/K12HS4.txt<text:line-break/>-- Installing: /etc/Apogee/camera/K12HS5.txt<text:line-break/>-- Installing: /etc/Apogee/camera/K12HS5B.txt<text:line-break/>-- Installing: /etc/Apogee/camera/K12HS6.txt<text:line-break/>-- Installing: /etc/Apogee/camera/K12HS6B.txt<text:line-break/>-- Installing: /etc/Apogee/camera/K12HS6B2.txt<text:line-break/>-- Installing: /etc/Apogee/camera/K12HS7.txt<text:line-break/>-- Installing: /etc/Apogee/camera/K12HS9.txt<text:line-break/>-- Installing: /etc/Apogee/camera/K16HC1.txt<text:line-break/>-- Installing: /etc/Apogee/camera/K16HC2.txt<text:line-break/>-- Installing: /etc/Apogee/camera/K16HC2B.txt<text:line-break/>-- Installing: /etc/Apogee/camera/K16HR1.txt<text:line-break/>-- Installing: /etc/Apogee/camera/K16HR10B.txt<text:line-break/>-- Installing: /etc/Apogee/camera/K16HR2.txt<text:line-break/>-- Installing: /etc/Apogee/camera/K16HR2B.txt<text:line-break/>-- Installing: /etc/Apogee/camera/K16HR3.txt<text:line-break/>-- Installing: /etc/Apogee/camera/K16HR31.txt<text:line-break/>-- Installing: /etc/Apogee/camera/K16HR3i.txt<text:line-break/>-- Installing: /etc/Apogee/camera/K16HR3ns.txt<text:line-break/>-- Installing: /etc/Apogee/camera/K16HR5.txt<text:line-break/><text:soft-page-break/>-- Installing: /etc/Apogee/camera/K16HR5B.txt<text:line-break/>-- Installing: /etc/Apogee/camera/K16HR6.txt<text:line-break/>-- Installing: /etc/Apogee/camera/K16HR6B.txt<text:line-break/>-- Installing: /etc/Apogee/camera/K16HR6B4.txt<text:line-break/>-- Installing: /etc/Apogee/camera/K16HR7.txt<text:line-break/>-- Installing: /etc/Apogee/camera/K16HR8.txt<text:line-break/>-- Installing: /etc/Apogee/camera/K16HR9.txt<text:line-break/>-- Installing: /etc/Apogee/camera/K16HS1.txt<text:line-break/>-- Installing: /etc/Apogee/camera/K16HS10B.txt<text:line-break/>-- Installing: /etc/Apogee/camera/K16HS2.txt<text:line-break/>-- Installing: /etc/Apogee/camera/K16HS2B.txt<text:line-break/>-- Installing: /etc/Apogee/camera/K16HS3.txt<text:line-break/>-- Installing: /etc/Apogee/camera/K16HS3i.txt<text:line-break/>-- Installing: /etc/Apogee/camera/K16HS5.txt<text:line-break/>-- Installing: /etc/Apogee/camera/K16HS5B.txt<text:line-break/>-- Installing: /etc/Apogee/camera/K16HS6.txt<text:line-break/>-- Installing: /etc/Apogee/camera/K16HS6B.txt<text:line-break/>-- Installing: /etc/Apogee/camera/K16HS7.txt<text:line-break/>-- Installing: /etc/Apogee/camera/K16HS8.txt<text:line-break/>-- Installing: /etc/Apogee/camera/K16HS9.txt<text:line-break/>-- Installing: /etc/Apogee/camera/KV1.txt<text:line-break/>-- Installing: /etc/Apogee/camera/KV2.txt<text:line-break/>-- Installing: /etc/Apogee/camera/KV2B.txt<text:line-break/>-- Installing: /etc/Apogee/camera/KV3.txt<text:line-break/>-- Installing: /etc/Apogee/camera/KV3B.txt<text:line-break/>-- Installing: /etc/Apogee/camera/KV4.txt<text:line-break/>-- Installing: /etc/Apogee/camera/KV4B.txt<text:line-break/>-- Installing: /etc/Apogee/camera/KV5.txt<text:line-break/>-- Installing: /etc/Apogee/camera/KV5ns.txt<text:line-break/>-- Installing: /etc/Apogee/camera/KV6.txt<text:line-break/>-- Installing: /etc/Apogee/camera/KV6B.txt<text:line-break/>-- Installing: /etc/Apogee/camera/KV6B2.txt<text:line-break/>-- Installing: /etc/Apogee/camera/KV7.txt<text:line-break/>-- Installing: /etc/Apogee/camera/KV7B.txt<text:line-break/>-- Installing: /etc/Apogee/camera/KV8B.txt<text:line-break/>-- Installing: /etc/Apogee/camera/KV9.txt<text:line-break/>-- Installing: /etc/Apogee/camera/M12HC.txt<text:line-break/>-- Installing: /etc/Apogee/camera/M12HC7.txt<text:line-break/>-- Installing: /etc/Apogee/camera/M12HC7i.txt<text:line-break/>-- Installing: /etc/Apogee/camera/M12HCB.txt<text:line-break/>-- Installing: /etc/Apogee/camera/M12HCC.txt<text:line-break/>-- Installing: /etc/Apogee/camera/M12HCi.txt<text:line-break/>-- Installing: /etc/Apogee/camera/M12HR.txt<text:line-break/>-- Installing: /etc/Apogee/camera/M12HR7.txt<text:line-break/>-- Installing: /etc/Apogee/camera/M12HR7i.txt<text:line-break/>-- Installing: /etc/Apogee/camera/M12HRB.txt<text:line-break/>-- Installing: /etc/Apogee/camera/M12HRC.txt<text:line-break/>-- Installing: /etc/Apogee/camera/M12HRi.txt<text:line-break/>-- Installing: /etc/Apogee/camera/M12HS.txt<text:line-break/>-- Installing: /etc/Apogee/camera/M12HS7.txt<text:line-break/>-- Installing: /etc/Apogee/camera/M12HS7i.txt<text:line-break/>-- Installing: /etc/Apogee/camera/M12HSB.txt<text:line-break/>-- Installing: /etc/Apogee/camera/M12HSC.txt<text:line-break/>-- Installing: /etc/Apogee/camera/M12HSi.txt<text:line-break/>-- Installing: /etc/Apogee/camera/M16HR230.txt<text:line-break/>-- Installing: /etc/Apogee/camera/M16HR3.txt<text:line-break/>-- Installing: /etc/Apogee/camera/M16HR3B.txt<text:line-break/>-- Installing: /etc/Apogee/camera/M16HR3C.txt<text:line-break/>-- Installing: /etc/Apogee/camera/M16HR3F.txt<text:line-break/><text:soft-page-break/>-- Installing: /etc/Apogee/camera/M16HR3i.txt<text:line-break/>-- Installing: /etc/Apogee/camera/M16HR5.txt<text:line-break/>-- Installing: /etc/Apogee/camera/M16HR5B.txt<text:line-break/>-- Installing: /etc/Apogee/camera/M16HR5i.txt<text:line-break/>-- Installing: /etc/Apogee/camera/M16HR7.txt<text:line-break/>-- Installing: /etc/Apogee/camera/M16HR7i.txt<text:line-break/>-- Installing: /etc/Apogee/camera/M16HS1.txt<text:line-break/>-- Installing: /etc/Apogee/camera/M16HS1B.txt<text:line-break/>-- Installing: /etc/Apogee/camera/M16HS1C.txt<text:line-break/>-- Installing: /etc/Apogee/camera/M16HS1F.txt<text:line-break/>-- Installing: /etc/Apogee/camera/M16HS1i.txt<text:line-break/>-- Installing: /etc/Apogee/camera/M16HS230.txt<text:line-break/>-- Installing: /etc/Apogee/camera/M16HS7.txt<text:line-break/>-- Installing: /etc/Apogee/camera/M16HS7i.txt<text:line-break/>-- Installing: /etc/Apogee/camera/MV1.txt<text:line-break/>-- Installing: /etc/Apogee/camera/MV1B.txt<text:line-break/>-- Installing: /etc/Apogee/camera/MV1i.txt<text:line-break/>-- Installing: /etc/Apogee/camera/MV1nimo.txt<text:line-break/>-- Installing: /etc/Apogee/camera/MV2.txt<text:line-break/>-- Installing: /etc/Apogee/camera/MV230.txt<text:line-break/>-- Installing: /etc/Apogee/camera/MV230b.txt<text:line-break/>-- Installing: /etc/Apogee/camera/MV230t.txt<text:line-break/>-- Installing: /etc/Apogee/camera/MV2B.txt<text:line-break/>-- Installing: /etc/Apogee/camera/MV2C.txt<text:line-break/>-- Installing: /etc/Apogee/camera/MV2CN.txt<text:line-break/>-- Installing: /etc/Apogee/camera/MV2i.txt<text:line-break/>-- Installing: /etc/Apogee/camera/MV4.txt<text:line-break/>-- Installing: /etc/Apogee/camera/MV4B.txt<text:line-break/>-- Installing: /etc/Apogee/camera/MV7.txt<text:line-break/>-- Installing: /etc/Apogee/camera/MV7i.txt<text:line-break/>-- Installing: /etc/Apogee/camera/NA674R.txt<text:line-break/>-- Installing: /etc/Apogee/camera/NA694R.txt<text:line-break/>-- Installing: /etc/Apogee/camera/NA814R.txt<text:line-break/>-- Installing: /etc/Apogee/camera/NAD674R.txt<text:line-break/>-- Installing: /etc/Apogee/camera/NAD694R.txt<text:line-break/>-- Installing: /etc/Apogee/camera/NAD814R.txt<text:line-break/>-- Installing: /etc/Apogee/camera/NCG16.txt<text:line-break/>-- Installing: /etc/Apogee/camera/NCG16070.txt<text:line-break/>-- Installing: /etc/Apogee/camera/NCG16070B.txt<text:line-break/>-- Installing: /etc/Apogee/camera/NCG16070S.txt<text:line-break/>-- Installing: /etc/Apogee/camera/NCG16M.txt<text:line-break/>-- Installing: /etc/Apogee/camera/NCG285.txt<text:line-break/>-- Installing: /etc/Apogee/camera/NCG285A.txt<text:line-break/>-- Installing: /etc/Apogee/camera/NCG285S.txt<text:line-break/>-- Installing: /etc/Apogee/camera/NCG285SA.txt<text:line-break/>-- Installing: /etc/Apogee/camera/NCG42.txt<text:line-break/>-- Installing: /etc/Apogee/camera/NCG42S.txt<text:line-break/>-- Installing: /etc/Apogee/camera/NCG47.txt<text:line-break/>-- Installing: /etc/Apogee/camera/NCG6.txt<text:line-break/>-- Installing: /etc/Apogee/camera/NCG77.txt<text:line-break/>-- Installing: /etc/Apogee/camera/NCG77REGA.txt<text:line-break/>-- Installing: /etc/Apogee/camera/NCG77S.txt<text:line-break/>-- Installing: /etc/Apogee/camera/NCG77SREGA.txt<text:line-break/>-- Installing: /etc/Apogee/camera/NCG77V.txt<text:line-break/>-- Installing: /etc/Apogee/camera/NCG77VREGA.txt<text:line-break/>-- Installing: /etc/Apogee/camera/NCG8050S.txt<text:line-break/>-- Installing: /etc/Apogee/camera/NCG8300.txt<text:line-break/>-- Installing: /etc/Apogee/camera/NCG8300S.txt<text:line-break/>-- Installing: /etc/Apogee/camera/NCG9S.txt<text:line-break/><text:soft-page-break/>-- Installing: /etc/Apogee/camera/NF10140S.txt<text:line-break/>-- Installing: /etc/Apogee/camera/NF1109R.txt<text:line-break/>-- Installing: /etc/Apogee/camera/NF16000R.txt<text:line-break/>-- Installing: /etc/Apogee/camera/NF16000R2.txt<text:line-break/>-- Installing: /etc/Apogee/camera/NF16000S.txt<text:line-break/>-- Installing: /etc/Apogee/camera/NF29050R.txt<text:line-break/>-- Installing: /etc/Apogee/camera/NF30R.txt<text:line-break/>-- Installing: /etc/Apogee/camera/NF30S.txt<text:line-break/>-- Installing: /etc/Apogee/camera/NF32R.txt<text:line-break/>-- Installing: /etc/Apogee/camera/NF32S.txt<text:line-break/>-- Installing: /etc/Apogee/camera/NF4000R.txt<text:line-break/>-- Installing: /etc/Apogee/camera/NF4000S.txt<text:line-break/>-- Installing: /etc/Apogee/camera/NF42R.txt<text:line-break/>-- Installing: /etc/Apogee/camera/NF47R.txt<text:line-break/>-- Installing: /etc/Apogee/camera/NF47R12.txt<text:line-break/>-- Installing: /etc/Apogee/camera/NF47S12.txt<text:line-break/>-- Installing: /etc/Apogee/camera/NF50100RD.txt<text:line-break/>-- Installing: /etc/Apogee/camera/NF50100S.txt<text:line-break/>-- Installing: /etc/Apogee/camera/NF6R.txt<text:line-break/>-- Installing: /etc/Apogee/camera/NF6RA.txt<text:line-break/>-- Installing: /etc/Apogee/camera/NF6S.txt<text:line-break/>-- Installing: /etc/Apogee/camera/NF77R.txt<text:line-break/>-- Installing: /etc/Apogee/camera/NF77S.txt<text:line-break/>-- Installing: /etc/Apogee/camera/NF8300R.txt<text:line-break/>-- Installing: /etc/Apogee/camera/NF8300S.txt<text:line-break/>-- Installing: /etc/Apogee/camera/NF9R.txt<text:line-break/>-- Installing: /etc/Apogee/camera/NF9S.txt<text:line-break/>-- Installing: /etc/Apogee/camera/NR230.txt<text:line-break/>-- Installing: /etc/Apogee/camera/NR230b.txt<text:line-break/>-- Installing: /etc/Apogee/camera/NR3041.txt<text:line-break/>-- Installing: /etc/Apogee/camera/NS230.txt<text:line-break/>-- Installing: /etc/Apogee/camera/NS230b.txt<text:line-break/>-- Installing: /etc/Apogee/camera/NS3041.txt<text:line-break/>-- Installing: /etc/Apogee/camera/NoOpH.txt<text:line-break/>-- Installing: /etc/Apogee/camera/NoOpV.txt<text:line-break/>-- Installing: /etc/Apogee/camera/VF50100.txt<text:line-break/>-- Installing: /etc/Apogee/camera/XAV1.txt<text:line-break/>-- Installing: /etc/Apogee/camera/apnmatrix.txt<text:line-break/>-- Installing: /lib/udev/rules.d/99-apogee.rules<text:line-break/>-- Installing: /usr/bin/indi_ffmv_ccd<text:line-break/>-- Installing: /usr/share/indi/indi_ffmv.xml<text:line-break/>-- Installing: /lib/udev/rules.d/99-fireflymv.rules<text:line-break/>-- Installing: /lib/udev/rules.d/99-miccd.rules<text:line-break/>-- Installing: /usr/include/libmicam/gxccd.h<text:line-break/>-- Installing: /usr/lib/x86_64-linux-gnu/libgxccd.so<text:line-break/>-- Installing: /usr/lib/x86_64-linux-gnu/libgxccd.so.0<text:line-break/>-- Installing: /usr/lib/x86_64-linux-gnu/libgxccd.so.0.12.1<text:line-break/>-- Installing: /usr/bin/indi_duino<text:line-break/>-- Installing: /usr/share/indi/indi_duino.xml<text:line-break/>-- Installing: /usr/bin/indi_weatherradio<text:line-break/>-- Installing: /usr/share/indi/indi_weatherradio.xml<text:line-break/>-- Installing: /usr/bin/indi_duino_powerbox<text:line-break/>-- Installing: /usr/share/indi/various_sk.xml<text:line-break/>-- Installing: /usr/share/indi/simple_switcher_sk.xml<text:line-break/>-- Installing: /usr/share/indi/switcher_sk.xml<text:line-break/>-- Installing: /usr/share/indi/digital_inputs_sk.xml<text:line-break/>-- Installing: /usr/share/indi/stepper_sk.xml<text:line-break/>-- Installing: /usr/share/indi/focuser_sk.xml<text:line-break/>-- Installing: /usr/share/indi/cosmos_sk.xml<text:line-break/><text:soft-page-break/>-- Installing: /usr/share/indi/meteostation_sk.xml<text:line-break/>-- Installing: /usr/share/indi/meteostationSQM_sk.xml<text:line-break/>-- Installing: /usr/share/indi/servo_sk.xml<text:line-break/>-- Installing: /usr/include/libfishcamp/fishcamp.h<text:line-break/>-- Installing: /usr/include/libfishcamp/fishcamp_common.h<text:line-break/>-- Installing: /usr/lib/x86_64-linux-gnu/libfishcamp.so.1.1<text:line-break/>-- Installing: /usr/lib/x86_64-linux-gnu/libfishcamp.so.1<text:line-break/>-- Installing: /usr/lib/x86_64-linux-gnu/libfishcamp.so<text:line-break/>-- Installing: /lib/firmware/gdr_usb.hex<text:line-break/>-- Installing: /lib/firmware/Guider_mono_rev16_intel.srec<text:line-break/>-- Installing: /lib/udev/rules.d/99-fishcamp.rules<text:line-break/>-- Installing: /lib/udev/rules.d/99-asi.rules<text:line-break/>-- Installing: /usr/include/libasi/ASICamera2.h<text:line-break/>-- Installing: /usr/include/libasi/EFW_filter.h<text:line-break/>-- Installing: /usr/include/libasi/USB2ST4_Conv.h<text:line-break/>-- Installing: /usr/include/libasi/EAF_focuser.h<text:line-break/>-- Installing: /usr/include/libasi/CAA_API.h<text:line-break/>-- Installing: /usr/lib/x86_64-linux-gnu/libASICamera2.so<text:line-break/>-- Installing: /usr/lib/x86_64-linux-gnu/libASICamera2.so.1<text:line-break/>-- Installing: /usr/lib/x86_64-linux-gnu/libASICamera2.so.1.41<text:line-break/>-- Installing: /usr/lib/x86_64-linux-gnu/libEFWFilter.so<text:line-break/>-- Installing: /usr/lib/x86_64-linux-gnu/libEFWFilter.so.1<text:line-break/>-- Installing: /usr/lib/x86_64-linux-gnu/libEFWFilter.so.1.7.0<text:line-break/>-- Installing: /usr/lib/x86_64-linux-gnu/libUSB2ST4Conv.so<text:line-break/>-- Installing: /usr/lib/x86_64-linux-gnu/libUSB2ST4Conv.so.1<text:line-break/>-- Installing: /usr/lib/x86_64-linux-gnu/libUSB2ST4Conv.so.1.0<text:line-break/>-- Installing: /usr/lib/x86_64-linux-gnu/libEAFFocuser.so<text:line-break/>-- Installing: /usr/lib/x86_64-linux-gnu/libEAFFocuser.so.1<text:line-break/>-- Installing: /usr/lib/x86_64-linux-gnu/libEAFFocuser.so.1.7.7<text:line-break/>-- Installing: /usr/lib/x86_64-linux-gnu/libCAARotator.so<text:line-break/>-- Installing: /usr/lib/x86_64-linux-gnu/libCAARotator.so.1<text:line-break/>-- Installing: /usr/lib/x86_64-linux-gnu/libCAARotator.so.1.5.9<text:line-break/>-- Installing: /usr/bin/indi_dsi_ccd<text:line-break/>-- Installing: /usr/share/indi/indi_dsi.xml<text:line-break/>-- Installing: /lib/udev/rules.d/99-meadedsi.rules<text:line-break/>-- Installing: /lib/firmware/meade-deepskyimager.hex<text:line-break/>-- Installing: /lib/udev/rules.d/85-qhyccd.rules<text:line-break/>-- Installing: /usr/include/libqhy/qhyccd.h<text:line-break/>-- Installing: /usr/include/libqhy/qhyccderr.h<text:line-break/>-- Installing: /usr/include/libqhy/qhyccdcamdef.h<text:line-break/>-- Installing: /usr/include/libqhy/qhyccdstruct.h<text:line-break/>-- Installing: /lib/firmware/qhy/IC16200A.HEX<text:line-break/>-- Installing: /lib/firmware/qhy/IC16803.HEX<text:line-break/>-- Installing: /lib/firmware/qhy/IC8300.HEX<text:line-break/>-- Installing: /lib/firmware/qhy/IC90A.HEX<text:line-break/>-- Installing: /lib/firmware/qhy/IMG0H.HEX<text:line-break/>-- Installing: /lib/firmware/qhy/IMG2P.HEX<text:line-break/>-- Installing: /lib/firmware/qhy/IMG2S.HEX<text:line-break/>-- Installing: /lib/firmware/qhy/IMG50.HEX<text:line-break/>-- Installing: /lib/firmware/qhy/Origin678C.img<text:line-break/>-- Installing: /lib/firmware/qhy/POLEMASTER.HEX<text:line-break/>-- Installing: /lib/firmware/qhy/QHY0204.img<text:line-break/>-- Installing: /lib/firmware/qhy/QHY09000A.HEX<text:line-break/>-- Installing: /lib/firmware/qhy/QHY10.HEX<text:line-break/>-- Installing: /lib/firmware/qhy/QHY10768.img<text:line-break/>-- Installing: /lib/firmware/qhy/QHY11.HEX<text:line-break/>-- Installing: /lib/firmware/qhy/QHY12.HEX<text:line-break/>-- Installing: /lib/firmware/qhy/QHY1253.img<text:line-break/>-- Installing: /lib/firmware/qhy/QHY128.img<text:line-break/><text:soft-page-break/>-- Installing: /lib/firmware/qhy/QHY128PRO.img<text:line-break/>-- Installing: /lib/firmware/qhy/QHY15.HEX<text:line-break/>-- Installing: /lib/firmware/qhy/QHY16.HEX<text:line-break/>-- Installing: /lib/firmware/qhy/QHY16000.HEX<text:line-break/>-- Installing: /lib/firmware/qhy/QHY160002AD.HEX<text:line-break/>-- Installing: /lib/firmware/qhy/QHY16200A.HEX<text:line-break/>-- Installing: /lib/firmware/qhy/QHY163.img<text:line-break/>-- Installing: /lib/firmware/qhy/QHY165.img<text:line-break/>-- Installing: /lib/firmware/qhy/QHY168.img<text:line-break/>-- Installing: /lib/firmware/qhy/QHY16803A.HEX<text:line-break/>-- Installing: /lib/firmware/qhy/QHY174.img<text:line-break/>-- Installing: /lib/firmware/qhy/QHY178.img<text:line-break/>-- Installing: /lib/firmware/qhy/QHY183.img<text:line-break/>-- Installing: /lib/firmware/qhy/QHY183A.img<text:line-break/>-- Installing: /lib/firmware/qhy/QHY1920.img<text:line-break/>-- Installing: /lib/firmware/qhy/QHY2.HEX<text:line-break/>-- Installing: /lib/firmware/qhy/QHY20.HEX<text:line-break/>-- Installing: /lib/firmware/qhy/QHY2020.img<text:line-break/>-- Installing: /lib/firmware/qhy/QHY21.HEX<text:line-break/>-- Installing: /lib/firmware/qhy/QHY22.HEX<text:line-break/>-- Installing: /lib/firmware/qhy/QHY224.img<text:line-break/>-- Installing: /lib/firmware/qhy/QHY23.HEX<text:line-break/>-- Installing: /lib/firmware/qhy/QHY247.img<text:line-break/>-- Installing: /lib/firmware/qhy/QHY268.img<text:line-break/>-- Installing: /lib/firmware/qhy/QHY26800A.img<text:line-break/>-- Installing: /lib/firmware/qhy/QHY27.HEX<text:line-break/>-- Installing: /lib/firmware/qhy/QHY28.HEX<text:line-break/>-- Installing: /lib/firmware/qhy/QHY29.HEX<text:line-break/>-- Installing: /lib/firmware/qhy/QHY290.img<text:line-break/>-- Installing: /lib/firmware/qhy/QHY294.img<text:line-break/>-- Installing: /lib/firmware/qhy/QHY294PRO.img<text:line-break/>-- Installing: /lib/firmware/qhy/QHY2E.HEX<text:line-break/>-- Installing: /lib/firmware/qhy/QHY2PRO.HEX<text:line-break/>-- Installing: /lib/firmware/qhy/QHY342.img<text:line-break/>-- Installing: /lib/firmware/qhy/QHY342PRO.img<text:line-break/>-- Installing: /lib/firmware/qhy/QHY367.img<text:line-break/>-- Installing: /lib/firmware/qhy/QHY367PRO.img<text:line-break/>-- Installing: /lib/firmware/qhy/QHY4040.img<text:line-break/>-- Installing: /lib/firmware/qhy/QHY4040PRO.img<text:line-break/>-- Installing: /lib/firmware/qhy/QHY410.img<text:line-break/>-- Installing: /lib/firmware/qhy/QHY411.img<text:line-break/>-- Installing: /lib/firmware/qhy/QHY411ERIS.img<text:line-break/>-- Installing: /lib/firmware/qhy/QHY42.img<text:line-break/>-- Installing: /lib/firmware/qhy/QHY42PRO.img<text:line-break/>-- Installing: /lib/firmware/qhy/QHY432.img<text:line-break/>-- Installing: /lib/firmware/qhy/QHY461.img<text:line-break/>-- Installing: /lib/firmware/qhy/QHY487.img<text:line-break/>-- Installing: /lib/firmware/qhy/QHY5.HEX<text:line-break/>-- Installing: /lib/firmware/qhy/QHY530.img<text:line-break/>-- Installing: /lib/firmware/qhy/QHY533.img<text:line-break/>-- Installing: /lib/firmware/qhy/QHY550.img<text:line-break/>-- Installing: /lib/firmware/qhy/QHY585.img<text:line-break/>-- Installing: /lib/firmware/qhy/QHY5II.HEX<text:line-break/>-- Installing: /lib/firmware/qhy/QHY5III174.img<text:line-break/>-- Installing: /lib/firmware/qhy/QHY5III178.img<text:line-break/>-- Installing: /lib/firmware/qhy/QHY5III185.img<text:line-break/>-- Installing: /lib/firmware/qhy/QHY5III200.img<text:line-break/>-- Installing: /lib/firmware/qhy/QHY5III224.img<text:line-break/>-- Installing: /lib/firmware/qhy/QHY5III290.img<text:line-break/><text:soft-page-break/>-- Installing: /lib/firmware/qhy/QHY5III334.img<text:line-break/>-- Installing: /lib/firmware/qhy/QHY5III415.img<text:line-break/>-- Installing: /lib/firmware/qhy/QHY5III462.img<text:line-break/>-- Installing: /lib/firmware/qhy/QHY5III482.img<text:line-break/>-- Installing: /lib/firmware/qhy/QHY5III485.img<text:line-break/>-- Installing: /lib/firmware/qhy/QHY5III568.img<text:line-break/>-- Installing: /lib/firmware/qhy/QHY5III585.img<text:line-break/>-- Installing: /lib/firmware/qhy/QHY5III678.img<text:line-break/>-- Installing: /lib/firmware/qhy/QHY5III715.img<text:line-break/>-- Installing: /lib/firmware/qhy/QHY5LOADER.HEX<text:line-break/>-- Installing: /lib/firmware/qhy/QHY6.HEX<text:line-break/>-- Installing: /lib/firmware/qhy/QHY600.img<text:line-break/>-- Installing: /lib/firmware/qhy/QHY6060.img<text:line-break/>-- Installing: /lib/firmware/qhy/QHY6060PRO.img<text:line-break/>-- Installing: /lib/firmware/qhy/QHY661.img<text:line-break/>-- Installing: /lib/firmware/qhy/QHY695A.HEX<text:line-break/>-- Installing: /lib/firmware/qhy/QHY7.HEX<text:line-break/>-- Installing: /lib/firmware/qhy/QHY8.HEX<text:line-break/>-- Installing: /lib/firmware/qhy/QHY811.img<text:line-break/>-- Installing: /lib/firmware/qhy/QHY814A.HEX<text:line-break/>-- Installing: /lib/firmware/qhy/QHY8L.HEX<text:line-break/>-- Installing: /lib/firmware/qhy/QHY8M.HEX<text:line-break/>-- Installing: /lib/firmware/qhy/QHY8PRO.HEX<text:line-break/>-- Installing: /lib/firmware/qhy/QHY90A.HEX<text:line-break/>-- Installing: /lib/firmware/qhy/QHY9701.img<text:line-break/>-- Installing: /lib/firmware/qhy/QHY990.img<text:line-break/>-- Installing: /lib/firmware/qhy/QHY991.img<text:line-break/>-- Installing: /lib/firmware/qhy/QHY992.img<text:line-break/>-- Installing: /lib/firmware/qhy/QHY9S.HEX<text:line-break/>-- Installing: /lib/firmware/qhy/miniCam5.HEX<text:line-break/>-- Installing: /lib/firmware/qhy/miniCam8.img<text:line-break/>-- Installing: /usr/lib/x86_64-linux-gnu/libqhyccd.so<text:line-break/>-- Installing: /usr/lib/x86_64-linux-gnu/libqhyccd.so.20<text:line-break/>-- Installing: /usr/lib/x86_64-linux-gnu/libqhyccd.so.26.2.1<text:line-break/>-- Installing: /usr/bin/indi_gpsd<text:line-break/>-- Installing: /usr/share/indi/indi_gpsd.xml<text:line-break/>-- Installing: /usr/bin/indi_gpsnmea<text:line-break/>-- Installing: /usr/share/indi/indi_gpsnmea.xml<text:line-break/>-- Installing: /usr/bin/indi_rtklib<text:line-break/>-- Installing: /usr/share/indi/indi_rtklib.xml<text:line-break/>-- Installing: /usr/bin/indi_mgenautoguider<text:line-break/>-- Installing: /usr/share/indi/indi_mgenautoguider.xml<text:line-break/>-- Installing: /usr/bin/indi_limesdr_receiver<text:line-break/>-- Installing: /usr/share/indi/indi_limesdr.xml<text:line-break/>-- Installing: /usr/bin/indi_seletek_rotator<text:line-break/>-- Installing: /usr/bin/indi_dragonfly_dome<text:line-break/>-- Installing: /usr/bin/indi_dragonfly<text:line-break/>-- Installing: /usr/bin/indi_beaver_dome<text:line-break/>-- Installing: /usr/bin/indi_armadillo_focus<text:line-break/>-- Installing: /usr/bin/indi_platypus_focus<text:line-break/>-- Installing: /usr/share/indi/indi_lunatico.xml<text:line-break/>-- Installing: /lib/udev/rules.d/99-armadilloplatypus.rules<text:line-break/>-- Installing: /usr/bin/indi_webcam_ccd<text:line-break/>-- Installing: /usr/share/indi/indi_webcam.xml<text:line-break/>-- Installing: /usr/bin/indi_weewx_json<text:line-break/>-- Installing: /usr/share/indi/indi_weewx_json.xml<text:line-break/>-- Installing: /usr/bin/indi_nightscape_ccd<text:line-break/>-- Installing: /usr/share/indi/indi_nightscape.xml<text:line-break/>-- Installing: /lib/udev/rules.d/99-nightscape.rules<text:line-break/><text:soft-page-break/>-- Installing: /usr/bin/indi_lx200stargo<text:line-break/>-- Installing: /usr/share/indi/indi_avalon.xml<text:line-break/>-- Installing: /usr/bin/indi_avalonud_telescope<text:line-break/>-- Installing: /usr/bin/indi_avalonud_focuser<text:line-break/>-- Installing: /usr/bin/indi_avalonud_aux<text:line-break/>-- Installing: /usr/share/indi/indi_avalonud.xml<text:line-break/>-- Installing: /lib/udev/rules.d/99-pentax.rules<text:line-break/>-- Installing: /usr/include/libricohcamerasdk/ricoh_camera_sdk.hpp<text:line-break/>-- Installing: /usr/include/libricohcamerasdk/ricoh_camera_sdk<text:line-break/>-- Installing: /usr/include/libricohcamerasdk/ricoh_camera_sdk/error.hpp<text:line-break/>-- Installing: /usr/include/libricohcamerasdk/ricoh_camera_sdk/still_image_quality.hpp<text:line-break/>-- Installing: /usr/include/libricohcamerasdk/ricoh_camera_sdk/camera_device.hpp<text:line-break/>-- Installing: /usr/include/libricohcamerasdk/ricoh_camera_sdk/camera_event_listener.hpp<text:line-break/>-- Installing: /usr/include/libricohcamerasdk/ricoh_camera_sdk/live_view_specification.hpp<text:line-break/>-- Installing: /usr/include/libricohcamerasdk/ricoh_camera_sdk/still_image_capture_format.hpp<text:line-break/>-- Installing: /usr/include/libricohcamerasdk/ricoh_camera_sdk/point.hpp<text:line-break/>-- Installing: /usr/include/libricohcamerasdk/ricoh_camera_sdk/camera_storage.hpp<text:line-break/>-- Installing: /usr/include/libricohcamerasdk/ricoh_camera_sdk/camera_device_detector.hpp<text:line-break/>-- Installing: /usr/include/libricohcamerasdk/ricoh_camera_sdk/version.hpp<text:line-break/>-- Installing: /usr/include/libricohcamerasdk/ricoh_camera_sdk/storage_writing.hpp<text:line-break/>-- Installing: /usr/include/libricohcamerasdk/ricoh_camera_sdk/shutter_speed.hpp<text:line-break/>-- Installing: /usr/include/libricohcamerasdk/ricoh_camera_sdk/capture_setting.hpp<text:line-break/>-- Installing: /usr/include/libricohcamerasdk/ricoh_camera_sdk/camera_status.hpp<text:line-break/>-- Installing: /usr/include/libricohcamerasdk/ricoh_camera_sdk/camera_image_list.hpp<text:line-break/>-- Installing: /usr/include/libricohcamerasdk/ricoh_camera_sdk/camera_image.hpp<text:line-break/>-- Installing: /usr/include/libricohcamerasdk/ricoh_camera_sdk/exposure_compensation.hpp<text:line-break/>-- Installing: /usr/include/libricohcamerasdk/ricoh_camera_sdk/capture_method.hpp<text:line-break/>-- Installing: /usr/include/libricohcamerasdk/ricoh_camera_sdk/f_number.hpp<text:line-break/>-- Installing: /usr/include/libricohcamerasdk/ricoh_camera_sdk/camera_time.hpp<text:line-break/>-- Installing: /usr/include/libricohcamerasdk/ricoh_camera_sdk/export.hpp<text:line-break/>-- Installing: /usr/include/libricohcamerasdk/ricoh_camera_sdk/camera_device_setting.hpp<text:line-break/>-- Installing: /usr/include/libricohcamerasdk/ricoh_camera_sdk/exposure_program.hpp<text:line-break/>-- Installing: /usr/include/libricohcamerasdk/ricoh_camera_sdk/user_capture_settings_mode.hpp<text:line-break/>-- Installing: /usr/include/libricohcamerasdk/ricoh_camera_sdk/capture.hpp<text:line-break/>-- Installing: /usr/include/libricohcamerasdk/ricoh_camera_sdk/iso.hpp<text:line-break/>-- Installing: /usr/include/libricohcamerasdk/ricoh_camera_sdk/response.hpp<text:line-break/>-- Installing: /usr/include/libricohcamerasdk/ricoh_camera_sdk/white_balance.hpp<text:line-break/>-- Installing: /usr/include/libricohcamerasdk/ricoh_camera_sdk/camera_storage_list.hpp<text:line-break/>-- Installing: /usr/include/libricohcamerasdk/ricoh_camera_sdk/hyper_operation_enable.hpp<text:line-break/>-- Installing: /usr/lib/x86_64-linux-gnu/libRicohCameraSDKCpp.so<text:line-break/>-- Installing: /usr/lib/x86_64-linux-gnu/libRicohCameraSDKCpp.so.1<text:line-break/>-- Installing: /usr/lib/x86_64-linux-gnu/libRicohCameraSDKCpp.so.1.1.0<text:line-break/>-- Installing: /usr/lib/x86_64-linux-gnu/libmtpricoh.so<text:line-break/>-- Installing: /usr/lib/x86_64-linux-gnu/libmtpricoh.so.9<text:line-break/>-- Installing: /usr/lib/x86_64-linux-gnu/libmtpricoh.so.9.3.0<text:line-break/>-- Installing: /lib/udev/rules.d/95-pentax.rules<text:line-break/>-- Installing: /lib/udev/rules.d/95-samsung.rules<text:line-break/>-- Installing: /usr/share/pktriggercord/pentax_settings.json<text:line-break/><text:soft-page-break/>-- Installing: /usr/include/libpktriggercord<text:line-break/>-- Installing: /usr/include/libpktriggercord/src<text:line-break/>-- Installing: /usr/include/libpktriggercord/src/external<text:line-break/>-- Installing: /usr/include/libpktriggercord/src/external/js0n<text:line-break/>-- Installing: /usr/include/libpktriggercord/src/external/js0n/js0n.h<text:line-break/>-- Installing: /usr/include/libpktriggercord/pslr_lens.h<text:line-break/>-- Installing: /usr/include/libpktriggercord/pslr_log.h<text:line-break/>-- Installing: /usr/include/libpktriggercord/pslr_enum.h<text:line-break/>-- Installing: /usr/include/libpktriggercord/pslr_scsi.h<text:line-break/>-- Installing: /usr/include/libpktriggercord/pslr_model.h<text:line-break/>-- Installing: /usr/include/libpktriggercord/pslr_utils.h<text:line-break/>-- Installing: /usr/include/libpktriggercord/pslr.h<text:line-break/>-- Installing: /usr/include/libpktriggercord/pktriggercord-servermode.h<text:line-break/>-- Up-to-date: /usr/include/libpktriggercord<text:line-break/>-- Installing: /usr/include/libpktriggercord/libpktriggercord.h<text:line-break/>-- Installing: /usr/lib/x86_64-linux-gnu/libpktriggercord.so.0.85.03<text:line-break/>-- Installing: /usr/lib/x86_64-linux-gnu/libpktriggercord.so.0<text:line-break/>-- Installing: /usr/lib/x86_64-linux-gnu/libpktriggercord.so<text:line-break/>-- Installing: /lib/udev/rules.d/90-svbonyusb.rules<text:line-break/>-- Installing: /usr/include/libsvbony/SVBCameraSDK.h<text:line-break/>-- Installing: /usr/lib/x86_64-linux-gnu/libSVBCameraSDK.so<text:line-break/>-- Installing: /usr/lib/x86_64-linux-gnu/libSVBCameraSDK.so.1<text:line-break/>-- Installing: /usr/lib/x86_64-linux-gnu/libSVBCameraSDK.so.1.13.4<text:line-break/>-- Installing: /usr/bin/indi_bresserexos2<text:line-break/>-- Installing: /usr/share/indi/indi_bresserexos2.xml<text:line-break/>-- Installing: /usr/bin/indi_orion_ssg3_ccd<text:line-break/>-- Installing: /usr/share/indi/indi_orion_ssg3.xml<text:line-break/>-- Installing: /lib/udev/rules.d/99-orionssg3.rules<text:line-break/>-- Installing: /lib/udev/rules.d/99-player_one_astronomy.rules<text:line-break/>-- Installing: /usr/include/libplayerone/PlayerOneCamera.h<text:line-break/>-- Installing: /usr/include/libplayerone/PlayerOnePW.h<text:line-break/>-- Installing: /usr/include/libplayerone/ConvFuncs.h<text:line-break/>-- Installing: /usr/lib/x86_64-linux-gnu/libPlayerOneCamera.so<text:line-break/>-- Installing: /usr/lib/x86_64-linux-gnu/libPlayerOneCamera.so.3<text:line-break/>-- Installing: /usr/lib/x86_64-linux-gnu/libPlayerOneCamera.so.3.10.0<text:line-break/>-- Installing: /usr/lib/x86_64-linux-gnu/libPlayerOnePW.so<text:line-break/>-- Installing: /usr/lib/x86_64-linux-gnu/libPlayerOnePW.so.1<text:line-break/>-- Installing: /usr/lib/x86_64-linux-gnu/libPlayerOnePW.so.1.2.3<text:line-break/>-- Installing: /lib/udev/rules.d/99-astroasis.rules<text:line-break/>-- Installing: /usr/lib/x86_64-linux-gnu/liboasisfocuser.so<text:line-break/>-- Installing: /usr/lib/x86_64-linux-gnu/liboasisfocuser.so.2<text:line-break/>-- Installing: /usr/lib/x86_64-linux-gnu/liboasisfocuser.so.2.0.2<text:line-break/>-- Installing: /usr/lib/x86_64-linux-gnu/liboasisfilterwheel.so<text:line-break/>-- Installing: /usr/lib/x86_64-linux-gnu/liboasisfilterwheel.so.1<text:line-break/>-- Installing: /usr/lib/x86_64-linux-gnu/liboasisfilterwheel.so.1.2.1<text:line-break/>-- Installing: /usr/include/libastroasis/AOFocus.h<text:line-break/>-- Installing: /usr/include/libastroasis/OasisFilterWheel.h<text:line-break/>-- Installing: /usr/bin/indi_ocs<text:line-break/>-- Installing: /usr/share/indi/indi_ocs.xml<text:line-break/>-- Installing: /usr/bin/indi_openogma<text:line-break/>-- Installing: /usr/share/indi/indi_openogma.xml<text:line-break/>-- Installing: /lib/udev/rules.d/99-openogma.rules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7T03:50:02.620723000</dc:date>
    <meta:editing-duration>PT7M54S</meta:editing-duration>
    <meta:editing-cycles>1</meta:editing-cycles>
    <meta:document-statistic meta:table-count="0" meta:image-count="0" meta:object-count="0" meta:page-count="37" meta:paragraph-count="1" meta:word-count="8244" meta:character-count="106644" meta:non-whitespace-character-count="98314"/>
  </office:meta>
</office:document-meta>
</file>